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 style:list-style-name="L51"/>
    <style:style style:name="P53" style:family="paragraph" style:parent-style-name="Text_20_body" style:list-style-name="L52"/>
    <style:style style:name="P54" style:family="paragraph" style:parent-style-name="Text_20_body" style:list-style-name="L53"/>
    <style:style style:name="P55" style:family="paragraph" style:parent-style-name="Text_20_body" style:list-style-name="L54"/>
    <style:style style:name="P56" style:family="paragraph" style:parent-style-name="Text_20_body" style:list-style-name="L55"/>
    <style:style style:name="P57" style:family="paragraph" style:parent-style-name="Text_20_body" style:list-style-name="L56"/>
    <style:style style:name="P58" style:family="paragraph" style:parent-style-name="Text_20_body" style:list-style-name="L57"/>
    <style:style style:name="P59" style:family="paragraph" style:parent-style-name="Text_20_body" style:list-style-name="L58"/>
    <style:style style:name="P60" style:family="paragraph" style:parent-style-name="Text_20_body" style:list-style-name="L59"/>
    <style:style style:name="P61" style:family="paragraph" style:parent-style-name="Text_20_body" style:list-style-name="L60"/>
    <style:style style:name="P62" style:family="paragraph" style:parent-style-name="Text_20_body" style:list-style-name="L61"/>
    <style:style style:name="P63" style:family="paragraph" style:parent-style-name="Text_20_body" style:list-style-name="L62"/>
    <style:style style:name="P64" style:family="paragraph" style:parent-style-name="Text_20_body" style:list-style-name="L63"/>
    <style:style style:name="P65" style:family="paragraph" style:parent-style-name="Text_20_body" style:list-style-name="L64"/>
    <style:style style:name="P66" style:family="paragraph" style:parent-style-name="Text_20_body" style:list-style-name="L65"/>
    <style:style style:name="P67" style:family="paragraph" style:parent-style-name="Text_20_body" style:list-style-name="L66"/>
    <style:style style:name="P68" style:family="paragraph" style:parent-style-name="Text_20_body" style:list-style-name="L67"/>
    <style:style style:name="P69" style:family="paragraph" style:parent-style-name="Text_20_body" style:list-style-name="L68"/>
    <style:style style:name="P70" style:family="paragraph" style:parent-style-name="Text_20_body" style:list-style-name="L69"/>
    <style:style style:name="P71" style:family="paragraph" style:parent-style-name="Text_20_body" style:list-style-name="L70"/>
    <style:style style:name="P72" style:family="paragraph" style:parent-style-name="Text_20_body" style:list-style-name="L71"/>
    <style:style style:name="P73" style:family="paragraph" style:parent-style-name="Text_20_body" style:list-style-name="L72"/>
    <style:style style:name="P74" style:family="paragraph" style:parent-style-name="Text_20_body" style:list-style-name="L73"/>
    <style:style style:name="P75" style:family="paragraph" style:parent-style-name="Text_20_body" style:list-style-name="L74"/>
    <style:style style:name="P76" style:family="paragraph" style:parent-style-name="Text_20_body" style:list-style-name="L75"/>
    <style:style style:name="P77" style:family="paragraph" style:parent-style-name="Text_20_body" style:list-style-name="L76"/>
    <style:style style:name="P78" style:family="paragraph" style:parent-style-name="Text_20_body" style:list-style-name="L77"/>
    <style:style style:name="P79" style:family="paragraph" style:parent-style-name="Text_20_body" style:list-style-name="L78"/>
    <style:style style:name="P80" style:family="paragraph" style:parent-style-name="Text_20_body" style:list-style-name="L79"/>
    <style:style style:name="P81" style:family="paragraph" style:parent-style-name="Text_20_body" style:list-style-name="L80"/>
    <style:style style:name="P82" style:family="paragraph" style:parent-style-name="Text_20_body" style:list-style-name="L81"/>
    <style:style style:name="P83" style:family="paragraph" style:parent-style-name="Text_20_body" style:list-style-name="L82"/>
    <style:style style:name="P84" style:family="paragraph" style:parent-style-name="Text_20_body" style:list-style-name="L83"/>
    <style:style style:name="P85" style:family="paragraph" style:parent-style-name="Text_20_body" style:list-style-name="L84"/>
    <style:style style:name="P86" style:family="paragraph" style:parent-style-name="Text_20_body" style:list-style-name="L85"/>
    <style:style style:name="P87" style:family="paragraph" style:parent-style-name="Text_20_body" style:list-style-name="L86"/>
    <style:style style:name="P88" style:family="paragraph" style:parent-style-name="Text_20_body" style:list-style-name="L87"/>
    <style:style style:name="P89" style:family="paragraph" style:parent-style-name="Text_20_body" style:list-style-name="L88"/>
    <style:style style:name="P90" style:family="paragraph" style:parent-style-name="Text_20_body" style:list-style-name="L89"/>
    <style:style style:name="P91" style:family="paragraph" style:parent-style-name="Text_20_body" style:list-style-name="L90"/>
    <style:style style:name="P92" style:family="paragraph" style:parent-style-name="Text_20_body" style:list-style-name="L91"/>
    <style:style style:name="P93" style:family="paragraph" style:parent-style-name="Text_20_body" style:list-style-name="L92"/>
    <style:style style:name="P94" style:family="paragraph" style:parent-style-name="Text_20_body" style:list-style-name="L93"/>
    <style:style style:name="P95" style:family="paragraph" style:parent-style-name="Text_20_body" style:list-style-name="L94"/>
    <style:style style:name="P96" style:family="paragraph" style:parent-style-name="Text_20_body" style:list-style-name="L95"/>
    <style:style style:name="P97" style:family="paragraph" style:parent-style-name="Text_20_body" style:list-style-name="L96"/>
    <style:style style:name="P98" style:family="paragraph" style:parent-style-name="Text_20_body" style:list-style-name="L97"/>
    <style:style style:name="P99" style:family="paragraph" style:parent-style-name="Text_20_body" style:list-style-name="L98"/>
    <style:style style:name="P100" style:family="paragraph" style:parent-style-name="Text_20_body" style:list-style-name="L1">
      <style:paragraph-properties fo:margin-top="0cm" fo:margin-bottom="0cm" style:contextual-spacing="false"/>
    </style:style>
    <style:style style:name="P101" style:family="paragraph" style:parent-style-name="Text_20_body" style:list-style-name="L4">
      <style:paragraph-properties fo:margin-top="0cm" fo:margin-bottom="0cm" style:contextual-spacing="false"/>
    </style:style>
    <style:style style:name="P102" style:family="paragraph" style:parent-style-name="Text_20_body" style:list-style-name="L6">
      <style:paragraph-properties fo:margin-top="0cm" fo:margin-bottom="0cm" style:contextual-spacing="false"/>
    </style:style>
    <style:style style:name="P103" style:family="paragraph" style:parent-style-name="Text_20_body" style:list-style-name="L7">
      <style:paragraph-properties fo:margin-top="0cm" fo:margin-bottom="0cm" style:contextual-spacing="false"/>
    </style:style>
    <style:style style:name="P104" style:family="paragraph" style:parent-style-name="Text_20_body" style:list-style-name="L9">
      <style:paragraph-properties fo:margin-top="0cm" fo:margin-bottom="0cm" style:contextual-spacing="false"/>
    </style:style>
    <style:style style:name="P105" style:family="paragraph" style:parent-style-name="Text_20_body" style:list-style-name="L11">
      <style:paragraph-properties fo:margin-top="0cm" fo:margin-bottom="0cm" style:contextual-spacing="false"/>
    </style:style>
    <style:style style:name="P106" style:family="paragraph" style:parent-style-name="Text_20_body" style:list-style-name="L12">
      <style:paragraph-properties fo:margin-top="0cm" fo:margin-bottom="0cm" style:contextual-spacing="false"/>
    </style:style>
    <style:style style:name="P107" style:family="paragraph" style:parent-style-name="Text_20_body" style:list-style-name="L13">
      <style:paragraph-properties fo:margin-top="0cm" fo:margin-bottom="0cm" style:contextual-spacing="false"/>
    </style:style>
    <style:style style:name="P108" style:family="paragraph" style:parent-style-name="Text_20_body" style:list-style-name="L14">
      <style:paragraph-properties fo:margin-top="0cm" fo:margin-bottom="0cm" style:contextual-spacing="false"/>
    </style:style>
    <style:style style:name="P109" style:family="paragraph" style:parent-style-name="Text_20_body" style:list-style-name="L15">
      <style:paragraph-properties fo:margin-top="0cm" fo:margin-bottom="0cm" style:contextual-spacing="false"/>
    </style:style>
    <style:style style:name="P110" style:family="paragraph" style:parent-style-name="Text_20_body" style:list-style-name="L19">
      <style:paragraph-properties fo:margin-top="0cm" fo:margin-bottom="0cm" style:contextual-spacing="false"/>
    </style:style>
    <style:style style:name="P111" style:family="paragraph" style:parent-style-name="Text_20_body" style:list-style-name="L20">
      <style:paragraph-properties fo:margin-top="0cm" fo:margin-bottom="0cm" style:contextual-spacing="false"/>
    </style:style>
    <style:style style:name="P112" style:family="paragraph" style:parent-style-name="Text_20_body" style:list-style-name="L22">
      <style:paragraph-properties fo:margin-top="0cm" fo:margin-bottom="0cm" style:contextual-spacing="false"/>
    </style:style>
    <style:style style:name="P113" style:family="paragraph" style:parent-style-name="Text_20_body" style:list-style-name="L24">
      <style:paragraph-properties fo:margin-top="0cm" fo:margin-bottom="0cm" style:contextual-spacing="false"/>
    </style:style>
    <style:style style:name="P114" style:family="paragraph" style:parent-style-name="Text_20_body" style:list-style-name="L28">
      <style:paragraph-properties fo:margin-top="0cm" fo:margin-bottom="0cm" style:contextual-spacing="false"/>
    </style:style>
    <style:style style:name="P115" style:family="paragraph" style:parent-style-name="Text_20_body" style:list-style-name="L30">
      <style:paragraph-properties fo:margin-top="0cm" fo:margin-bottom="0cm" style:contextual-spacing="false"/>
    </style:style>
    <style:style style:name="P116" style:family="paragraph" style:parent-style-name="Text_20_body" style:list-style-name="L32">
      <style:paragraph-properties fo:margin-top="0cm" fo:margin-bottom="0cm" style:contextual-spacing="false"/>
    </style:style>
    <style:style style:name="P117" style:family="paragraph" style:parent-style-name="Text_20_body" style:list-style-name="L35">
      <style:paragraph-properties fo:margin-top="0cm" fo:margin-bottom="0cm" style:contextual-spacing="false"/>
    </style:style>
    <style:style style:name="P118" style:family="paragraph" style:parent-style-name="Text_20_body" style:list-style-name="L39">
      <style:paragraph-properties fo:margin-top="0cm" fo:margin-bottom="0cm" style:contextual-spacing="false"/>
    </style:style>
    <style:style style:name="P119" style:family="paragraph" style:parent-style-name="Text_20_body" style:list-style-name="L41">
      <style:paragraph-properties fo:margin-top="0cm" fo:margin-bottom="0cm" style:contextual-spacing="false"/>
    </style:style>
    <style:style style:name="P120" style:family="paragraph" style:parent-style-name="Text_20_body" style:list-style-name="L43">
      <style:paragraph-properties fo:margin-top="0cm" fo:margin-bottom="0cm" style:contextual-spacing="false"/>
    </style:style>
    <style:style style:name="P121" style:family="paragraph" style:parent-style-name="Text_20_body" style:list-style-name="L45">
      <style:paragraph-properties fo:margin-top="0cm" fo:margin-bottom="0cm" style:contextual-spacing="false"/>
    </style:style>
    <style:style style:name="P122" style:family="paragraph" style:parent-style-name="Text_20_body" style:list-style-name="L47">
      <style:paragraph-properties fo:margin-top="0cm" fo:margin-bottom="0cm" style:contextual-spacing="false"/>
    </style:style>
    <style:style style:name="P123" style:family="paragraph" style:parent-style-name="Text_20_body" style:list-style-name="L49">
      <style:paragraph-properties fo:margin-top="0cm" fo:margin-bottom="0cm" style:contextual-spacing="false"/>
    </style:style>
    <style:style style:name="P124" style:family="paragraph" style:parent-style-name="Text_20_body" style:list-style-name="L51">
      <style:paragraph-properties fo:margin-top="0cm" fo:margin-bottom="0cm" style:contextual-spacing="false"/>
    </style:style>
    <style:style style:name="P125" style:family="paragraph" style:parent-style-name="Text_20_body" style:list-style-name="L55">
      <style:paragraph-properties fo:margin-top="0cm" fo:margin-bottom="0cm" style:contextual-spacing="false"/>
    </style:style>
    <style:style style:name="P126" style:family="paragraph" style:parent-style-name="Text_20_body" style:list-style-name="L65">
      <style:paragraph-properties fo:margin-top="0cm" fo:margin-bottom="0cm" style:contextual-spacing="false"/>
    </style:style>
    <style:style style:name="P127" style:family="paragraph" style:parent-style-name="Text_20_body" style:list-style-name="L67">
      <style:paragraph-properties fo:margin-top="0cm" fo:margin-bottom="0cm" style:contextual-spacing="false"/>
    </style:style>
    <style:style style:name="P128" style:family="paragraph" style:parent-style-name="Text_20_body" style:list-style-name="L69">
      <style:paragraph-properties fo:margin-top="0cm" fo:margin-bottom="0cm" style:contextual-spacing="false"/>
    </style:style>
    <style:style style:name="P129" style:family="paragraph" style:parent-style-name="Text_20_body" style:list-style-name="L70">
      <style:paragraph-properties fo:margin-top="0cm" fo:margin-bottom="0cm" style:contextual-spacing="false"/>
    </style:style>
    <style:style style:name="P130" style:family="paragraph" style:parent-style-name="Text_20_body" style:list-style-name="L71">
      <style:paragraph-properties fo:margin-top="0cm" fo:margin-bottom="0cm" style:contextual-spacing="false"/>
    </style:style>
    <style:style style:name="P131" style:family="paragraph" style:parent-style-name="Text_20_body" style:list-style-name="L72">
      <style:paragraph-properties fo:margin-top="0cm" fo:margin-bottom="0cm" style:contextual-spacing="false"/>
    </style:style>
    <style:style style:name="P132" style:family="paragraph" style:parent-style-name="Text_20_body" style:list-style-name="L73">
      <style:paragraph-properties fo:margin-top="0cm" fo:margin-bottom="0cm" style:contextual-spacing="false"/>
    </style:style>
    <style:style style:name="P133" style:family="paragraph" style:parent-style-name="Text_20_body" style:list-style-name="L74">
      <style:paragraph-properties fo:margin-top="0cm" fo:margin-bottom="0cm" style:contextual-spacing="false"/>
    </style:style>
    <style:style style:name="P134" style:family="paragraph" style:parent-style-name="Text_20_body" style:list-style-name="L78">
      <style:paragraph-properties fo:margin-top="0cm" fo:margin-bottom="0cm" style:contextual-spacing="false"/>
    </style:style>
    <style:style style:name="P135" style:family="paragraph" style:parent-style-name="Text_20_body" style:list-style-name="L82">
      <style:paragraph-properties fo:margin-top="0cm" fo:margin-bottom="0cm" style:contextual-spacing="false"/>
    </style:style>
    <style:style style:name="P136" style:family="paragraph" style:parent-style-name="Text_20_body" style:list-style-name="L84">
      <style:paragraph-properties fo:margin-top="0cm" fo:margin-bottom="0cm" style:contextual-spacing="false"/>
    </style:style>
    <style:style style:name="P137" style:family="paragraph" style:parent-style-name="Text_20_body" style:list-style-name="L87">
      <style:paragraph-properties fo:margin-top="0cm" fo:margin-bottom="0cm" style:contextual-spacing="false"/>
    </style:style>
    <style:style style:name="P138" style:family="paragraph" style:parent-style-name="Text_20_body" style:list-style-name="L89">
      <style:paragraph-properties fo:margin-top="0cm" fo:margin-bottom="0cm" style:contextual-spacing="false"/>
    </style:style>
    <style:style style:name="P139" style:family="paragraph" style:parent-style-name="Text_20_body" style:list-style-name="L90">
      <style:paragraph-properties fo:margin-top="0cm" fo:margin-bottom="0cm" style:contextual-spacing="false"/>
    </style:style>
    <style:style style:name="P140" style:family="paragraph" style:parent-style-name="Text_20_body" style:list-style-name="L92">
      <style:paragraph-properties fo:margin-top="0cm" fo:margin-bottom="0cm" style:contextual-spacing="false"/>
    </style:style>
    <style:style style:name="P141" style:family="paragraph" style:parent-style-name="Text_20_body" style:list-style-name="L95">
      <style:paragraph-properties fo:margin-top="0cm" fo:margin-bottom="0cm" style:contextual-spacing="false"/>
    </style:style>
    <style:style style:name="P142" style:family="paragraph" style:parent-style-name="Text_20_body" style:list-style-name="L96">
      <style:paragraph-properties fo:margin-top="0cm" fo:margin-bottom="0cm" style:contextual-spacing="false"/>
    </style:style>
    <style:style style:name="P143" style:family="paragraph" style:parent-style-name="Text_20_body" style:list-style-name="L98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artisan.page/" text:style-name="Internet_20_link" text:visited-style-name="Visited_20_Internet_20_Link">Laravel Artisan Cheatsheet</text:a></text:h>
      <text:h text:style-name="Heading_20_2" text:outline-level="2"><text:a xlink:type="simple" xlink:href="https://artisan.page/#_complete" text:style-name="Internet_20_link" text:visited-style-name="Visited_20_Internet_20_Link">_complete</text:a></text:h>
      <text:section text:style-name="Sect1" text:name="_complete">
        <text:h text:style-name="Heading_20_3" text:outline-level="3">Internal command to provide shell completion suggestions </text:h>
        <text:p text:style-name="Text_20_body">Options</text:p>
        <text:list xml:id="list3169896205" text:style-name="L1">
          <text:list-item>
            <text:p text:style-name="P100"><text:span text:style-name="Source_20_Text">shell</text:span> - The shell type ("bash") Required</text:p>
          </text:list-item>
          <text:list-item>
            <text:p text:style-name="P100"><text:span text:style-name="Source_20_Text">input</text:span> - An array of input tokens (e.g. COMP_WORDS or argv) Required</text:p>
          </text:list-item>
          <text:list-item>
            <text:p text:style-name="P100"><text:span text:style-name="Source_20_Text">current</text:span> - The index of the "input" array that the cursor is in (e.g. COMP_CWORD) Required</text:p>
          </text:list-item>
          <text:list-item>
            <text:p text:style-name="P2"><text:span text:style-name="Source_20_Text">symfony</text:span> - The version of the completion script Required</text:p>
          </text:list-item>
        </text:list>
        <text:p text:style-name="P1">php artisan _complete [-s|--shell SHELL] [-i|--input INPUT] [-c|--current CURRENT] [-S|--symfony SYMFONY]</text:p>
      </text:section>
      <text:section text:style-name="Sect1" text:name="clear-compiled">
        <text:h text:style-name="Heading_20_2" text:outline-level="2"><text:a xlink:type="simple" xlink:href="https://artisan.page/#clear-compiled" text:style-name="Internet_20_link" text:visited-style-name="Visited_20_Internet_20_Link">clear-compiled</text:a></text:h>
        <text:h text:style-name="Heading_20_3" text:outline-level="3">Remove the compiled class file </text:h>
        <text:p text:style-name="P1">php artisan clear-compiled</text:p>
      </text:section>
      <text:section text:style-name="Sect1" text:name="completion">
        <text:h text:style-name="Heading_20_2" text:outline-level="2"><text:a xlink:type="simple" xlink:href="https://artisan.page/#completion" text:style-name="Internet_20_link" text:visited-style-name="Visited_20_Internet_20_Link">completion</text:a></text:h>
        <text:h text:style-name="Heading_20_3" text:outline-level="3">Dump the shell completion script </text:h>
        <text:p text:style-name="Text_20_body">Options</text:p>
        <text:list xml:id="list1744266147" text:style-name="L2">
          <text:list-item>
            <text:p text:style-name="P3"><text:span text:style-name="Source_20_Text">debug</text:span> - Tail the completion debug log Optional</text:p>
          </text:list-item>
        </text:list>
        <text:p text:style-name="Text_20_body">Arguments</text:p>
        <text:list xml:id="list4198497769" text:style-name="L3">
          <text:list-item>
            <text:p text:style-name="P4"><text:span text:style-name="Source_20_Text">shell</text:span> - The shell type (e.g. "bash"), the value of the "$SHELL" env var will be used if this is not given Optional</text:p>
          </text:list-item>
        </text:list>
        <text:p text:style-name="P1">php artisan completion [--debug] [--] [&lt;shell&gt;]</text:p>
      </text:section>
      <text:section text:style-name="Sect1" text:name="db">
        <text:h text:style-name="Heading_20_2" text:outline-level="2"><text:a xlink:type="simple" xlink:href="https://artisan.page/#db" text:style-name="Internet_20_link" text:visited-style-name="Visited_20_Internet_20_Link">db</text:a></text:h>
        <text:h text:style-name="Heading_20_3" text:outline-level="3">Start a new database CLI session </text:h>
        <text:p text:style-name="Text_20_body">Options</text:p>
        <text:list xml:id="list3436283560" text:style-name="L4">
          <text:list-item>
            <text:p text:style-name="P101"><text:span text:style-name="Source_20_Text">read</text:span> - Connect to the read connection Optional</text:p>
          </text:list-item>
          <text:list-item>
            <text:p text:style-name="P5"><text:span text:style-name="Source_20_Text">write</text:span> - Connect to the write connection Optional</text:p>
          </text:list-item>
        </text:list>
        <text:p text:style-name="Text_20_body">Arguments</text:p>
        <text:list xml:id="list2417970335" text:style-name="L5">
          <text:list-item>
            <text:p text:style-name="P6"><text:span text:style-name="Source_20_Text">connection</text:span> - The database connection that should be used Optional</text:p>
          </text:list-item>
        </text:list>
        <text:p text:style-name="P1"><text:soft-page-break/>php artisan db [--read] [--write] [--] [&lt;connection&gt;]</text:p>
      </text:section>
      <text:section text:style-name="Sect1" text:name="down">
        <text:h text:style-name="Heading_20_2" text:outline-level="2"><text:a xlink:type="simple" xlink:href="https://artisan.page/#down" text:style-name="Internet_20_link" text:visited-style-name="Visited_20_Internet_20_Link">down</text:a></text:h>
        <text:h text:style-name="Heading_20_3" text:outline-level="3">Put the application into maintenance / demo mode </text:h>
        <text:p text:style-name="Text_20_body">Options</text:p>
        <text:list xml:id="list1136247794" text:style-name="L6">
          <text:list-item>
            <text:p text:style-name="P102"><text:span text:style-name="Source_20_Text">redirect</text:span> - The path that users should be redirected to Optional</text:p>
          </text:list-item>
          <text:list-item>
            <text:p text:style-name="P102"><text:span text:style-name="Source_20_Text">render</text:span> - The view that should be prerendered for display during maintenance mode Optional</text:p>
          </text:list-item>
          <text:list-item>
            <text:p text:style-name="P102"><text:span text:style-name="Source_20_Text">retry</text:span> - The number of seconds after which the request may be retried Optional</text:p>
          </text:list-item>
          <text:list-item>
            <text:p text:style-name="P102"><text:span text:style-name="Source_20_Text">refresh</text:span> - The number of seconds after which the browser may refresh Optional</text:p>
          </text:list-item>
          <text:list-item>
            <text:p text:style-name="P102"><text:span text:style-name="Source_20_Text">secret</text:span> - The secret phrase that may be used to bypass maintenance mode Optional</text:p>
          </text:list-item>
          <text:list-item>
            <text:p text:style-name="P7"><text:span text:style-name="Source_20_Text">status</text:span> - The status code that should be used when returning the maintenance mode response Optional</text:p>
          </text:list-item>
        </text:list>
        <text:p text:style-name="P1">php artisan down [--redirect [REDIRECT]] [--render [RENDER]] [--retry [RETRY]] [--refresh [REFRESH]] [--secret [SECRET]] [--status [STATUS]]</text:p>
      </text:section>
      <text:section text:style-name="Sect1" text:name="env">
        <text:h text:style-name="Heading_20_2" text:outline-level="2"><text:a xlink:type="simple" xlink:href="https://artisan.page/#env" text:style-name="Internet_20_link" text:visited-style-name="Visited_20_Internet_20_Link">env</text:a></text:h>
        <text:h text:style-name="Heading_20_3" text:outline-level="3">Display the current framework environment </text:h>
        <text:p text:style-name="P1">php artisan env</text:p>
      </text:section>
      <text:section text:style-name="Sect1" text:name="help">
        <text:h text:style-name="Heading_20_2" text:outline-level="2"><text:a xlink:type="simple" xlink:href="https://artisan.page/#help" text:style-name="Internet_20_link" text:visited-style-name="Visited_20_Internet_20_Link">help</text:a></text:h>
        <text:h text:style-name="Heading_20_3" text:outline-level="3">Display help for a command </text:h>
        <text:p text:style-name="Text_20_body">Options</text:p>
        <text:list xml:id="list2954580588" text:style-name="L7">
          <text:list-item>
            <text:p text:style-name="P103"><text:span text:style-name="Source_20_Text">format</text:span> - The output format (txt, xml, json, or md) Required</text:p>
          </text:list-item>
          <text:list-item>
            <text:p text:style-name="P8"><text:span text:style-name="Source_20_Text">raw</text:span> - To output raw command help Optional</text:p>
          </text:list-item>
        </text:list>
        <text:p text:style-name="Text_20_body">Arguments</text:p>
        <text:list xml:id="list2706845435" text:style-name="L8">
          <text:list-item>
            <text:p text:style-name="P9"><text:span text:style-name="Source_20_Text">command_name</text:span> - The command name Optional</text:p>
          </text:list-item>
        </text:list>
        <text:p text:style-name="P1">php artisan help [--format FORMAT] [--raw] [--] [&lt;command_name&gt;]</text:p>
      </text:section>
      <text:section text:style-name="Sect1" text:name="inspire">
        <text:h text:style-name="Heading_20_2" text:outline-level="2"><text:a xlink:type="simple" xlink:href="https://artisan.page/#inspire" text:style-name="Internet_20_link" text:visited-style-name="Visited_20_Internet_20_Link">inspire</text:a></text:h>
        <text:h text:style-name="Heading_20_3" text:outline-level="3">Display an inspiring quote </text:h>
        <text:p text:style-name="P1">php artisan inspire</text:p>
      </text:section>
      <text:section text:style-name="Sect1" text:name="list">
        <text:h text:style-name="Heading_20_2" text:outline-level="2"><text:soft-page-break/><text:a xlink:type="simple" xlink:href="https://artisan.page/#list" text:style-name="Internet_20_link" text:visited-style-name="Visited_20_Internet_20_Link">list</text:a></text:h>
        <text:h text:style-name="Heading_20_3" text:outline-level="3">List commands </text:h>
        <text:p text:style-name="Text_20_body">Options</text:p>
        <text:list xml:id="list1873106945" text:style-name="L9">
          <text:list-item>
            <text:p text:style-name="P104"><text:span text:style-name="Source_20_Text">raw</text:span> - To output raw command list Optional</text:p>
          </text:list-item>
          <text:list-item>
            <text:p text:style-name="P104"><text:span text:style-name="Source_20_Text">format</text:span> - The output format (txt, xml, json, or md) Required</text:p>
          </text:list-item>
          <text:list-item>
            <text:p text:style-name="P10"><text:span text:style-name="Source_20_Text">short</text:span> - To skip describing commands' arguments Optional</text:p>
          </text:list-item>
        </text:list>
        <text:p text:style-name="Text_20_body">Arguments</text:p>
        <text:list xml:id="list3517042703" text:style-name="L10">
          <text:list-item>
            <text:p text:style-name="P11"><text:span text:style-name="Source_20_Text">namespace</text:span> - The namespace name Optional</text:p>
          </text:list-item>
        </text:list>
        <text:p text:style-name="P1">php artisan list [--raw] [--format FORMAT] [--short] [--] [&lt;namespace&gt;]</text:p>
      </text:section>
      <text:section text:style-name="Sect1" text:name="migrate">
        <text:h text:style-name="Heading_20_2" text:outline-level="2"><text:a xlink:type="simple" xlink:href="https://artisan.page/#migrate" text:style-name="Internet_20_link" text:visited-style-name="Visited_20_Internet_20_Link">migrate</text:a></text:h>
        <text:h text:style-name="Heading_20_3" text:outline-level="3">Run the database migrations </text:h>
        <text:p text:style-name="Text_20_body">Options</text:p>
        <text:list xml:id="list2374670628" text:style-name="L11">
          <text:list-item>
            <text:p text:style-name="P105"><text:span text:style-name="Source_20_Text">database</text:span> - The database connection to use Optional</text:p>
          </text:list-item>
          <text:list-item>
            <text:p text:style-name="P105"><text:span text:style-name="Source_20_Text">force</text:span> - Force the operation to run when in production Optional</text:p>
          </text:list-item>
          <text:list-item>
            <text:p text:style-name="P105"><text:span text:style-name="Source_20_Text">path</text:span> - The path(s) to the migrations files to be executed Optional</text:p>
          </text:list-item>
          <text:list-item>
            <text:p text:style-name="P105"><text:span text:style-name="Source_20_Text">realpath</text:span> - Indicate any provided migration file paths are pre-resolved absolute paths Optional</text:p>
          </text:list-item>
          <text:list-item>
            <text:p text:style-name="P105"><text:span text:style-name="Source_20_Text">schema-path</text:span> - The path to a schema dump file Optional</text:p>
          </text:list-item>
          <text:list-item>
            <text:p text:style-name="P105"><text:span text:style-name="Source_20_Text">pretend</text:span> - Dump the SQL queries that would be run Optional</text:p>
          </text:list-item>
          <text:list-item>
            <text:p text:style-name="P105"><text:span text:style-name="Source_20_Text">seed</text:span> - Indicates if the seed task should be re-run Optional</text:p>
          </text:list-item>
          <text:list-item>
            <text:p text:style-name="P105"><text:span text:style-name="Source_20_Text">seeder</text:span> - The class name of the root seeder Optional</text:p>
          </text:list-item>
          <text:list-item>
            <text:p text:style-name="P12"><text:span text:style-name="Source_20_Text">step</text:span> - Force the migrations to be run so they can be rolled back individually Optional</text:p>
          </text:list-item>
        </text:list>
        <text:p text:style-name="P1">php artisan migrate [--database [DATABASE]] [--force] [--path [PATH]] [--realpath] [--schema-path [SCHEMA-PATH]] [--pretend] [--seed] [--seeder [SEEDER]] [--step]</text:p>
      </text:section>
      <text:section text:style-name="Sect1" text:name="optimize">
        <text:h text:style-name="Heading_20_2" text:outline-level="2"><text:a xlink:type="simple" xlink:href="https://artisan.page/#optimize" text:style-name="Internet_20_link" text:visited-style-name="Visited_20_Internet_20_Link">optimize</text:a></text:h>
        <text:h text:style-name="Heading_20_3" text:outline-level="3">Cache the framework bootstrap files </text:h>
        <text:p text:style-name="P1">php artisan optimize</text:p>
      </text:section>
      <text:section text:style-name="Sect1" text:name="serve">
        <text:h text:style-name="Heading_20_2" text:outline-level="2"><text:a xlink:type="simple" xlink:href="https://artisan.page/#serve" text:style-name="Internet_20_link" text:visited-style-name="Visited_20_Internet_20_Link">serve</text:a></text:h>
        <text:h text:style-name="Heading_20_3" text:outline-level="3">Serve the application on the PHP development server </text:h>
        <text:p text:style-name="Text_20_body">Options</text:p>
        <text:list xml:id="list2357859225" text:style-name="L12">
          <text:list-item>
            <text:p text:style-name="P106"><text:span text:style-name="Source_20_Text">host</text:span> - The host address to serve the application on Optional</text:p>
          </text:list-item>
          <text:list-item>
            <text:p text:style-name="P106"><text:soft-page-break/><text:span text:style-name="Source_20_Text">port</text:span> - The port to serve the application on Optional</text:p>
          </text:list-item>
          <text:list-item>
            <text:p text:style-name="P106"><text:span text:style-name="Source_20_Text">tries</text:span> - The max number of ports to attempt to serve from Optional</text:p>
          </text:list-item>
          <text:list-item>
            <text:p text:style-name="P13"><text:span text:style-name="Source_20_Text">no-reload</text:span> - Do not reload the development server on .env file changes Optional</text:p>
          </text:list-item>
        </text:list>
        <text:p text:style-name="P1">php artisan serve [--host [HOST]] [--port [PORT]] [--tries [TRIES]] [--no-reload]</text:p>
      </text:section>
      <text:section text:style-name="Sect1" text:name="test">
        <text:h text:style-name="Heading_20_2" text:outline-level="2"><text:a xlink:type="simple" xlink:href="https://artisan.page/#test" text:style-name="Internet_20_link" text:visited-style-name="Visited_20_Internet_20_Link">test</text:a></text:h>
        <text:h text:style-name="Heading_20_3" text:outline-level="3">Run the application tests </text:h>
        <text:p text:style-name="Text_20_body">Options</text:p>
        <text:list xml:id="list2774654490" text:style-name="L13">
          <text:list-item>
            <text:p text:style-name="P107"><text:span text:style-name="Source_20_Text">without-tty</text:span> - Disable output to TTY Optional</text:p>
          </text:list-item>
          <text:list-item>
            <text:p text:style-name="P107"><text:span text:style-name="Source_20_Text">coverage</text:span> - Indicates whether code coverage information should be collected Optional</text:p>
          </text:list-item>
          <text:list-item>
            <text:p text:style-name="P107"><text:span text:style-name="Source_20_Text">min</text:span> - Indicates the minimum threshold enforcement for code coverage Optional</text:p>
          </text:list-item>
          <text:list-item>
            <text:p text:style-name="P107"><text:span text:style-name="Source_20_Text">parallel</text:span> - Indicates if the tests should run in parallel Optional</text:p>
          </text:list-item>
          <text:list-item>
            <text:p text:style-name="P107"><text:span text:style-name="Source_20_Text">recreate-databases</text:span> - Indicates if the test databases should be re-created Optional</text:p>
          </text:list-item>
          <text:list-item>
            <text:p text:style-name="P14"><text:span text:style-name="Source_20_Text">drop-databases</text:span> - Indicates if the test databases should be dropped Optional</text:p>
          </text:list-item>
        </text:list>
        <text:p text:style-name="P1">php artisan test [--without-tty] [--coverage] [--min [MIN]] [-p|--parallel] [--recreate-databases] [--drop-databases]</text:p>
      </text:section>
      <text:section text:style-name="Sect1" text:name="tinker">
        <text:h text:style-name="Heading_20_2" text:outline-level="2"><text:a xlink:type="simple" xlink:href="https://artisan.page/#tinker" text:style-name="Internet_20_link" text:visited-style-name="Visited_20_Internet_20_Link">tinker</text:a></text:h>
        <text:h text:style-name="Heading_20_3" text:outline-level="3">Interact with your application </text:h>
        <text:p text:style-name="Text_20_body">Options</text:p>
        <text:list xml:id="list3330663018" text:style-name="L14">
          <text:list-item>
            <text:p text:style-name="P108"><text:span text:style-name="Source_20_Text">execute</text:span> - Execute the given code using Tinker Optional</text:p>
          </text:list-item>
          <text:list-item>
            <text:p text:style-name="P108"><text:span text:style-name="Source_20_Text">help</text:span> - Display help for the given command. When no command is given display help for the &lt;info&gt;list&lt;/info&gt; command Optional</text:p>
          </text:list-item>
          <text:list-item>
            <text:p text:style-name="P108"><text:span text:style-name="Source_20_Text">quiet</text:span> - Do not output any message Optional</text:p>
          </text:list-item>
          <text:list-item>
            <text:p text:style-name="P108"><text:span text:style-name="Source_20_Text">verbose</text:span> - Increase the verbosity of messages: 1 for normal output, 2 for more verbose output and 3 for debug Optional</text:p>
          </text:list-item>
          <text:list-item>
            <text:p text:style-name="P108"><text:span text:style-name="Source_20_Text">version</text:span> - Display this application version Optional</text:p>
          </text:list-item>
          <text:list-item>
            <text:p text:style-name="P108"><text:span text:style-name="Source_20_Text">ansi</text:span> - Force (or disable --no-ansi) ANSI output Optional</text:p>
          </text:list-item>
          <text:list-item>
            <text:p text:style-name="P108"><text:span text:style-name="Source_20_Text">no-interaction</text:span> - Do not ask any interactive question Optional</text:p>
          </text:list-item>
          <text:list-item>
            <text:p text:style-name="P15"><text:span text:style-name="Source_20_Text">env</text:span> - The environment the command should run under Optional</text:p>
          </text:list-item>
        </text:list>
        <text:p text:style-name="Text_20_body">Arguments</text:p>
        <text:list xml:id="list2543120203" text:style-name="L15">
          <text:list-item>
            <text:p text:style-name="P109"><text:span text:style-name="Source_20_Text">command</text:span> - The command to execute Required</text:p>
          </text:list-item>
          <text:list-item>
            <text:p text:style-name="P16"><text:span text:style-name="Source_20_Text">include</text:span> - Include file(s) before starting tinker Optional</text:p>
          </text:list-item>
        </text:list>
        <text:p text:style-name="P1">php artisan tinker [--execute [EXECUTE]] [--] [&lt;include&gt;...]</text:p>
      </text:section>
      <text:section text:style-name="Sect1" text:name="up">
        <text:h text:style-name="Heading_20_2" text:outline-level="2"><text:soft-page-break/><text:a xlink:type="simple" xlink:href="https://artisan.page/#up" text:style-name="Internet_20_link" text:visited-style-name="Visited_20_Internet_20_Link">up</text:a></text:h>
        <text:h text:style-name="Heading_20_3" text:outline-level="3">Bring the application out of maintenance mode </text:h>
        <text:p text:style-name="P1">php artisan up</text:p>
      </text:section>
      <text:section text:style-name="Sect1" text:name="authclear-resets">
        <text:h text:style-name="Heading_20_2" text:outline-level="2"><text:a xlink:type="simple" xlink:href="https://artisan.page/#authclear-resets" text:style-name="Internet_20_link" text:visited-style-name="Visited_20_Internet_20_Link">auth:clear-resets</text:a></text:h>
        <text:h text:style-name="Heading_20_3" text:outline-level="3">Flush expired password reset tokens </text:h>
        <text:p text:style-name="Text_20_body">Arguments</text:p>
        <text:list xml:id="list1208941827" text:style-name="L16">
          <text:list-item>
            <text:p text:style-name="P17"><text:span text:style-name="Source_20_Text">name</text:span> - The name of the password broker Optional</text:p>
          </text:list-item>
        </text:list>
        <text:p text:style-name="P1">php artisan auth:clear-resets [&lt;name&gt;]</text:p>
      </text:section>
      <text:section text:style-name="Sect1" text:name="cacheclear">
        <text:h text:style-name="Heading_20_2" text:outline-level="2"><text:a xlink:type="simple" xlink:href="https://artisan.page/#cacheclear" text:style-name="Internet_20_link" text:visited-style-name="Visited_20_Internet_20_Link">cache:clear</text:a></text:h>
        <text:h text:style-name="Heading_20_3" text:outline-level="3">Flush the application cache </text:h>
        <text:p text:style-name="Text_20_body">Options</text:p>
        <text:list xml:id="list3614006742" text:style-name="L17">
          <text:list-item>
            <text:p text:style-name="P18"><text:span text:style-name="Source_20_Text">tags</text:span> - The cache tags you would like to clear Optional</text:p>
          </text:list-item>
        </text:list>
        <text:p text:style-name="Text_20_body">Arguments</text:p>
        <text:list xml:id="list1592182342" text:style-name="L18">
          <text:list-item>
            <text:p text:style-name="P19"><text:span text:style-name="Source_20_Text">store</text:span> - The name of the store you would like to clear Optional</text:p>
          </text:list-item>
        </text:list>
        <text:p text:style-name="P1">php artisan cache:clear [--tags [TAGS]] [--] [&lt;store&gt;]</text:p>
      </text:section>
      <text:section text:style-name="Sect1" text:name="cacheforget">
        <text:h text:style-name="Heading_20_2" text:outline-level="2"><text:a xlink:type="simple" xlink:href="https://artisan.page/#cacheforget" text:style-name="Internet_20_link" text:visited-style-name="Visited_20_Internet_20_Link">cache:forget</text:a></text:h>
        <text:h text:style-name="Heading_20_3" text:outline-level="3">Remove an item from the cache </text:h>
        <text:p text:style-name="Text_20_body">Arguments</text:p>
        <text:list xml:id="list2095017368" text:style-name="L19">
          <text:list-item>
            <text:p text:style-name="P110"><text:span text:style-name="Source_20_Text">key</text:span> - The key to remove Required</text:p>
          </text:list-item>
          <text:list-item>
            <text:p text:style-name="P20"><text:span text:style-name="Source_20_Text">store</text:span> - The store to remove the key from Optional</text:p>
          </text:list-item>
        </text:list>
        <text:p text:style-name="P1">php artisan cache:forget &lt;key&gt; [&lt;store&gt;]</text:p>
      </text:section>
      <text:section text:style-name="Sect1" text:name="cachetable">
        <text:h text:style-name="Heading_20_2" text:outline-level="2"><text:a xlink:type="simple" xlink:href="https://artisan.page/#cachetable" text:style-name="Internet_20_link" text:visited-style-name="Visited_20_Internet_20_Link">cache:table</text:a></text:h>
        <text:h text:style-name="Heading_20_3" text:outline-level="3">Create a migration for the cache database table </text:h>
        <text:p text:style-name="P1">php artisan cache:table</text:p>
      </text:section>
      <text:section text:style-name="Sect1" text:name="configcache">
        <text:h text:style-name="Heading_20_2" text:outline-level="2"><text:a xlink:type="simple" xlink:href="https://artisan.page/#configcache" text:style-name="Internet_20_link" text:visited-style-name="Visited_20_Internet_20_Link">config:cache</text:a></text:h>
        <text:h text:style-name="Heading_20_3" text:outline-level="3">Create a cache file for faster configuration loading </text:h>
        <text:p text:style-name="P1">php artisan config:cache</text:p>
      </text:section>
      <text:section text:style-name="Sect1" text:name="configclear">
        <text:h text:style-name="Heading_20_2" text:outline-level="2"><text:soft-page-break/><text:a xlink:type="simple" xlink:href="https://artisan.page/#configclear" text:style-name="Internet_20_link" text:visited-style-name="Visited_20_Internet_20_Link">config:clear</text:a></text:h>
        <text:h text:style-name="Heading_20_3" text:outline-level="3">Remove the configuration cache file </text:h>
        <text:p text:style-name="P1">php artisan config:clear</text:p>
      </text:section>
      <text:section text:style-name="Sect1" text:name="dbseed">
        <text:h text:style-name="Heading_20_2" text:outline-level="2"><text:a xlink:type="simple" xlink:href="https://artisan.page/#dbseed" text:style-name="Internet_20_link" text:visited-style-name="Visited_20_Internet_20_Link">db:seed</text:a></text:h>
        <text:h text:style-name="Heading_20_3" text:outline-level="3">Seed the database with records </text:h>
        <text:p text:style-name="Text_20_body">Options</text:p>
        <text:list xml:id="list1638347403" text:style-name="L20">
          <text:list-item>
            <text:p text:style-name="P111"><text:span text:style-name="Source_20_Text">class</text:span> - The class name of the root seeder Optional</text:p>
          </text:list-item>
          <text:list-item>
            <text:p text:style-name="P111"><text:span text:style-name="Source_20_Text">database</text:span> - The database connection to seed Optional</text:p>
          </text:list-item>
          <text:list-item>
            <text:p text:style-name="P21"><text:span text:style-name="Source_20_Text">force</text:span> - Force the operation to run when in production Optional</text:p>
          </text:list-item>
        </text:list>
        <text:p text:style-name="Text_20_body">Arguments</text:p>
        <text:list xml:id="list1670339614" text:style-name="L21">
          <text:list-item>
            <text:p text:style-name="P22"><text:span text:style-name="Source_20_Text">class</text:span> - The class name of the root seeder Optional</text:p>
          </text:list-item>
        </text:list>
        <text:p text:style-name="P1">php artisan db:seed [--class [CLASS]] [--database [DATABASE]] [--force] [--] [&lt;class&gt;]</text:p>
      </text:section>
      <text:section text:style-name="Sect1" text:name="dbwipe">
        <text:h text:style-name="Heading_20_2" text:outline-level="2"><text:a xlink:type="simple" xlink:href="https://artisan.page/#dbwipe" text:style-name="Internet_20_link" text:visited-style-name="Visited_20_Internet_20_Link">db:wipe</text:a></text:h>
        <text:h text:style-name="Heading_20_3" text:outline-level="3">Drop all tables, views, and types </text:h>
        <text:p text:style-name="Text_20_body">Options</text:p>
        <text:list xml:id="list369886368" text:style-name="L22">
          <text:list-item>
            <text:p text:style-name="P112"><text:span text:style-name="Source_20_Text">database</text:span> - The database connection to use Optional</text:p>
          </text:list-item>
          <text:list-item>
            <text:p text:style-name="P112"><text:span text:style-name="Source_20_Text">drop-views</text:span> - Drop all tables and views Optional</text:p>
          </text:list-item>
          <text:list-item>
            <text:p text:style-name="P112"><text:span text:style-name="Source_20_Text">drop-types</text:span> - Drop all tables and types (Postgres only) Optional</text:p>
          </text:list-item>
          <text:list-item>
            <text:p text:style-name="P23"><text:span text:style-name="Source_20_Text">force</text:span> - Force the operation to run when in production Optional</text:p>
          </text:list-item>
        </text:list>
        <text:p text:style-name="P1">php artisan db:wipe [--database [DATABASE]] [--drop-views] [--drop-types] [--force]</text:p>
      </text:section>
      <text:section text:style-name="Sect1" text:name="eventcache">
        <text:h text:style-name="Heading_20_2" text:outline-level="2"><text:a xlink:type="simple" xlink:href="https://artisan.page/#eventcache" text:style-name="Internet_20_link" text:visited-style-name="Visited_20_Internet_20_Link">event:cache</text:a></text:h>
        <text:h text:style-name="Heading_20_3" text:outline-level="3">Discover and cache the application's events and listeners </text:h>
        <text:p text:style-name="P1">php artisan event:cache</text:p>
      </text:section>
      <text:section text:style-name="Sect1" text:name="eventclear">
        <text:h text:style-name="Heading_20_2" text:outline-level="2"><text:a xlink:type="simple" xlink:href="https://artisan.page/#eventclear" text:style-name="Internet_20_link" text:visited-style-name="Visited_20_Internet_20_Link">event:clear</text:a></text:h>
        <text:h text:style-name="Heading_20_3" text:outline-level="3">Clear all cached events and listeners </text:h>
        <text:p text:style-name="P1">php artisan event:clear</text:p>
      </text:section>
      <text:section text:style-name="Sect1" text:name="eventgenerate">
        <text:h text:style-name="Heading_20_2" text:outline-level="2"><text:soft-page-break/><text:a xlink:type="simple" xlink:href="https://artisan.page/#eventgenerate" text:style-name="Internet_20_link" text:visited-style-name="Visited_20_Internet_20_Link">event:generate</text:a></text:h>
        <text:h text:style-name="Heading_20_3" text:outline-level="3">Generate the missing events and listeners based on registration </text:h>
        <text:p text:style-name="P1">php artisan event:generate</text:p>
      </text:section>
      <text:section text:style-name="Sect1" text:name="eventlist">
        <text:h text:style-name="Heading_20_2" text:outline-level="2"><text:a xlink:type="simple" xlink:href="https://artisan.page/#eventlist" text:style-name="Internet_20_link" text:visited-style-name="Visited_20_Internet_20_Link">event:list</text:a></text:h>
        <text:h text:style-name="Heading_20_3" text:outline-level="3">List the application's events and listeners </text:h>
        <text:p text:style-name="Text_20_body">Options</text:p>
        <text:list xml:id="list3545109917" text:style-name="L23">
          <text:list-item>
            <text:p text:style-name="P24"><text:span text:style-name="Source_20_Text">event</text:span> - Filter the events by name Optional</text:p>
          </text:list-item>
        </text:list>
        <text:p text:style-name="P1">php artisan event:list [--event [EVENT]]</text:p>
      </text:section>
      <text:section text:style-name="Sect1" text:name="keygenerate">
        <text:h text:style-name="Heading_20_2" text:outline-level="2"><text:a xlink:type="simple" xlink:href="https://artisan.page/#keygenerate" text:style-name="Internet_20_link" text:visited-style-name="Visited_20_Internet_20_Link">key:generate</text:a></text:h>
        <text:h text:style-name="Heading_20_3" text:outline-level="3">Set the application key </text:h>
        <text:p text:style-name="Text_20_body">Options</text:p>
        <text:list xml:id="list2210800396" text:style-name="L24">
          <text:list-item>
            <text:p text:style-name="P113"><text:span text:style-name="Source_20_Text">show</text:span> - Display the key instead of modifying files Optional</text:p>
          </text:list-item>
          <text:list-item>
            <text:p text:style-name="P25"><text:span text:style-name="Source_20_Text">force</text:span> - Force the operation to run when in production Optional</text:p>
          </text:list-item>
        </text:list>
        <text:p text:style-name="P1">php artisan key:generate [--show] [--force]</text:p>
      </text:section>
      <text:section text:style-name="Sect1" text:name="makecast">
        <text:h text:style-name="Heading_20_2" text:outline-level="2"><text:a xlink:type="simple" xlink:href="https://artisan.page/#makecast" text:style-name="Internet_20_link" text:visited-style-name="Visited_20_Internet_20_Link">make:cast</text:a></text:h>
        <text:h text:style-name="Heading_20_3" text:outline-level="3">Create a new custom Eloquent cast class </text:h>
        <text:p text:style-name="Text_20_body">Options</text:p>
        <text:list xml:id="list1619084361" text:style-name="L25">
          <text:list-item>
            <text:p text:style-name="P26"><text:span text:style-name="Source_20_Text">inbound</text:span> - Generate an inbound cast class Optional</text:p>
          </text:list-item>
        </text:list>
        <text:p text:style-name="Text_20_body">Arguments</text:p>
        <text:list xml:id="list1403212615" text:style-name="L26">
          <text:list-item>
            <text:p text:style-name="P27"><text:span text:style-name="Source_20_Text">name</text:span> - The name of the class Required</text:p>
          </text:list-item>
        </text:list>
        <text:p text:style-name="P1">php artisan make:cast [--inbound [INBOUND]] [--] &lt;name&gt;</text:p>
      </text:section>
      <text:section text:style-name="Sect1" text:name="makechannel">
        <text:h text:style-name="Heading_20_2" text:outline-level="2"><text:a xlink:type="simple" xlink:href="https://artisan.page/#makechannel" text:style-name="Internet_20_link" text:visited-style-name="Visited_20_Internet_20_Link">make:channel</text:a></text:h>
        <text:h text:style-name="Heading_20_3" text:outline-level="3">Create a new channel class </text:h>
        <text:p text:style-name="Text_20_body">Arguments</text:p>
        <text:list xml:id="list684242210" text:style-name="L27">
          <text:list-item>
            <text:p text:style-name="P28"><text:span text:style-name="Source_20_Text">name</text:span> - The name of the class Required</text:p>
          </text:list-item>
        </text:list>
        <text:p text:style-name="P1">php artisan make:channel &lt;name&gt;</text:p>
      </text:section>
      <text:section text:style-name="Sect1" text:name="makecommand">
        <text:h text:style-name="Heading_20_2" text:outline-level="2"><text:soft-page-break/><text:a xlink:type="simple" xlink:href="https://artisan.page/#makecommand" text:style-name="Internet_20_link" text:visited-style-name="Visited_20_Internet_20_Link">make:command</text:a></text:h>
        <text:h text:style-name="Heading_20_3" text:outline-level="3">Create a new Artisan command </text:h>
        <text:p text:style-name="Text_20_body">Options</text:p>
        <text:list xml:id="list2991986222" text:style-name="L28">
          <text:list-item>
            <text:p text:style-name="P114"><text:span text:style-name="Source_20_Text">command</text:span> - The terminal command that should be assigned Optional</text:p>
          </text:list-item>
          <text:list-item>
            <text:p text:style-name="P114"><text:span text:style-name="Source_20_Text">test</text:span> - Generate an accompanying PHPUnit test for the Console command Optional</text:p>
          </text:list-item>
          <text:list-item>
            <text:p text:style-name="P29"><text:span text:style-name="Source_20_Text">pest</text:span> - Generate an accompanying Pest test for the Console command Optional</text:p>
          </text:list-item>
        </text:list>
        <text:p text:style-name="Text_20_body">Arguments</text:p>
        <text:list xml:id="list1413318441" text:style-name="L29">
          <text:list-item>
            <text:p text:style-name="P30"><text:span text:style-name="Source_20_Text">name</text:span> - The name of the command Required</text:p>
          </text:list-item>
        </text:list>
        <text:p text:style-name="P1">php artisan make:command [--command [COMMAND]] [--test] [--pest] [--] &lt;name&gt;</text:p>
      </text:section>
      <text:section text:style-name="Sect1" text:name="makecomponent">
        <text:h text:style-name="Heading_20_2" text:outline-level="2"><text:a xlink:type="simple" xlink:href="https://artisan.page/#makecomponent" text:style-name="Internet_20_link" text:visited-style-name="Visited_20_Internet_20_Link">make:component</text:a></text:h>
        <text:h text:style-name="Heading_20_3" text:outline-level="3">Create a new view component class </text:h>
        <text:p text:style-name="Text_20_body">Options</text:p>
        <text:list xml:id="list3032098010" text:style-name="L30">
          <text:list-item>
            <text:p text:style-name="P115"><text:span text:style-name="Source_20_Text">force</text:span> - Create the class even if the component already exists Optional</text:p>
          </text:list-item>
          <text:list-item>
            <text:p text:style-name="P115"><text:span text:style-name="Source_20_Text">inline</text:span> - Create a component that renders an inline view Optional</text:p>
          </text:list-item>
          <text:list-item>
            <text:p text:style-name="P31"><text:span text:style-name="Source_20_Text">view</text:span> - Create an anonymous component with only a view Optional</text:p>
          </text:list-item>
        </text:list>
        <text:p text:style-name="Text_20_body">Arguments</text:p>
        <text:list xml:id="list2026537269" text:style-name="L31">
          <text:list-item>
            <text:p text:style-name="P32"><text:span text:style-name="Source_20_Text">name</text:span> - The name of the class Required</text:p>
          </text:list-item>
        </text:list>
        <text:p text:style-name="P1">php artisan make:component [--force] [--inline] [--view] [--] &lt;name&gt;</text:p>
      </text:section>
      <text:section text:style-name="Sect1" text:name="makecontroller">
        <text:h text:style-name="Heading_20_2" text:outline-level="2"><text:a xlink:type="simple" xlink:href="https://artisan.page/#makecontroller" text:style-name="Internet_20_link" text:visited-style-name="Visited_20_Internet_20_Link">make:controller</text:a></text:h>
        <text:h text:style-name="Heading_20_3" text:outline-level="3">Create a new controller class </text:h>
        <text:p text:style-name="Text_20_body">Options</text:p>
        <text:list xml:id="list2881793487" text:style-name="L32">
          <text:list-item>
            <text:p text:style-name="P116"><text:span text:style-name="Source_20_Text">api</text:span> - Exclude the create and edit methods from the controller. Optional</text:p>
          </text:list-item>
          <text:list-item>
            <text:p text:style-name="P116"><text:span text:style-name="Source_20_Text">type</text:span> - Manually specify the controller stub file to use. Required</text:p>
          </text:list-item>
          <text:list-item>
            <text:p text:style-name="P116"><text:span text:style-name="Source_20_Text">force</text:span> - Create the class even if the controller already exists Optional</text:p>
          </text:list-item>
          <text:list-item>
            <text:p text:style-name="P116"><text:span text:style-name="Source_20_Text">invokable</text:span> - Generate a single method, invokable controller class. Optional</text:p>
          </text:list-item>
          <text:list-item>
            <text:p text:style-name="P116"><text:span text:style-name="Source_20_Text">model</text:span> - Generate a resource controller for the given model. Optional</text:p>
          </text:list-item>
          <text:list-item>
            <text:p text:style-name="P116"><text:span text:style-name="Source_20_Text">parent</text:span> - Generate a nested resource controller class. Optional</text:p>
          </text:list-item>
          <text:list-item>
            <text:p text:style-name="P116"><text:span text:style-name="Source_20_Text">resource</text:span> - Generate a resource controller class. Optional</text:p>
          </text:list-item>
          <text:list-item>
            <text:p text:style-name="P116"><text:span text:style-name="Source_20_Text">requests</text:span> - Generate FormRequest classes for store and update. Optional</text:p>
          </text:list-item>
          <text:list-item>
            <text:p text:style-name="P116"><text:span text:style-name="Source_20_Text">test</text:span> - Generate an accompanying PHPUnit test for the Controller Optional</text:p>
          </text:list-item>
          <text:list-item>
            <text:p text:style-name="P33"><text:span text:style-name="Source_20_Text">pest</text:span> - Generate an accompanying Pest test for the Controller Optional</text:p>
          </text:list-item>
        </text:list>
        <text:p text:style-name="Text_20_body">Arguments</text:p>
        <text:list xml:id="list2344879567" text:style-name="L33">
          <text:list-item>
            <text:p text:style-name="P34"><text:soft-page-break/><text:span text:style-name="Source_20_Text">name</text:span> - The name of the class Required</text:p>
          </text:list-item>
        </text:list>
        <text:p text:style-name="P1">php artisan make:controller [--api] [--type TYPE] [--force] [-i|--invokable] [-m|--model [MODEL]] [-p|--parent [PARENT]] [-r|--resource] [-R|--requests] [--test] [--pest] [--] &lt;name&gt;</text:p>
      </text:section>
      <text:section text:style-name="Sect1" text:name="makeevent">
        <text:h text:style-name="Heading_20_2" text:outline-level="2"><text:a xlink:type="simple" xlink:href="https://artisan.page/#makeevent" text:style-name="Internet_20_link" text:visited-style-name="Visited_20_Internet_20_Link">make:event</text:a></text:h>
        <text:h text:style-name="Heading_20_3" text:outline-level="3">Create a new event class </text:h>
        <text:p text:style-name="Text_20_body">Arguments</text:p>
        <text:list xml:id="list883687381" text:style-name="L34">
          <text:list-item>
            <text:p text:style-name="P35"><text:span text:style-name="Source_20_Text">name</text:span> - The name of the class Required</text:p>
          </text:list-item>
        </text:list>
        <text:p text:style-name="P1">php artisan make:event &lt;name&gt;</text:p>
      </text:section>
      <text:section text:style-name="Sect1" text:name="makeexception">
        <text:h text:style-name="Heading_20_2" text:outline-level="2"><text:a xlink:type="simple" xlink:href="https://artisan.page/#makeexception" text:style-name="Internet_20_link" text:visited-style-name="Visited_20_Internet_20_Link">make:exception</text:a></text:h>
        <text:h text:style-name="Heading_20_3" text:outline-level="3">Create a new custom exception class </text:h>
        <text:p text:style-name="Text_20_body">Options</text:p>
        <text:list xml:id="list3547561600" text:style-name="L35">
          <text:list-item>
            <text:p text:style-name="P117"><text:span text:style-name="Source_20_Text">render</text:span> - Create the exception with an empty render method Optional</text:p>
          </text:list-item>
          <text:list-item>
            <text:p text:style-name="P36"><text:span text:style-name="Source_20_Text">report</text:span> - Create the exception with an empty report method Optional</text:p>
          </text:list-item>
        </text:list>
        <text:p text:style-name="Text_20_body">Arguments</text:p>
        <text:list xml:id="list2933181732" text:style-name="L36">
          <text:list-item>
            <text:p text:style-name="P37"><text:span text:style-name="Source_20_Text">name</text:span> - The name of the class Required</text:p>
          </text:list-item>
        </text:list>
        <text:p text:style-name="P1">php artisan make:exception [--render] [--report] [--] &lt;name&gt;</text:p>
      </text:section>
      <text:section text:style-name="Sect1" text:name="makefactory">
        <text:h text:style-name="Heading_20_2" text:outline-level="2"><text:a xlink:type="simple" xlink:href="https://artisan.page/#makefactory" text:style-name="Internet_20_link" text:visited-style-name="Visited_20_Internet_20_Link">make:factory</text:a></text:h>
        <text:h text:style-name="Heading_20_3" text:outline-level="3">Create a new model factory </text:h>
        <text:p text:style-name="Text_20_body">Options</text:p>
        <text:list xml:id="list498949238" text:style-name="L37">
          <text:list-item>
            <text:p text:style-name="P38"><text:span text:style-name="Source_20_Text">model</text:span> - The name of the model Optional</text:p>
          </text:list-item>
        </text:list>
        <text:p text:style-name="Text_20_body">Arguments</text:p>
        <text:list xml:id="list2178086275" text:style-name="L38">
          <text:list-item>
            <text:p text:style-name="P39"><text:span text:style-name="Source_20_Text">name</text:span> - The name of the class Required</text:p>
          </text:list-item>
        </text:list>
        <text:p text:style-name="P1">php artisan make:factory [-m|--model [MODEL]] [--] &lt;name&gt;</text:p>
      </text:section>
      <text:section text:style-name="Sect1" text:name="makejob">
        <text:h text:style-name="Heading_20_2" text:outline-level="2"><text:a xlink:type="simple" xlink:href="https://artisan.page/#makejob" text:style-name="Internet_20_link" text:visited-style-name="Visited_20_Internet_20_Link">make:job</text:a></text:h>
        <text:h text:style-name="Heading_20_3" text:outline-level="3">Create a new job class </text:h>
        <text:p text:style-name="Text_20_body">Options</text:p>
        <text:list xml:id="list3602629970" text:style-name="L39">
          <text:list-item>
            <text:p text:style-name="P118"><text:span text:style-name="Source_20_Text">sync</text:span> - Indicates that job should be synchronous Optional</text:p>
          </text:list-item>
          <text:list-item>
            <text:p text:style-name="P118"><text:span text:style-name="Source_20_Text">test</text:span> - Generate an accompanying PHPUnit test for the Job Optional</text:p>
          </text:list-item>
          <text:list-item>
            <text:p text:style-name="P40"><text:soft-page-break/><text:span text:style-name="Source_20_Text">pest</text:span> - Generate an accompanying Pest test for the Job Optional</text:p>
          </text:list-item>
        </text:list>
        <text:p text:style-name="Text_20_body">Arguments</text:p>
        <text:list xml:id="list4217922402" text:style-name="L40">
          <text:list-item>
            <text:p text:style-name="P41"><text:span text:style-name="Source_20_Text">name</text:span> - The name of the class Required</text:p>
          </text:list-item>
        </text:list>
        <text:p text:style-name="P1">php artisan make:job [--sync] [--test] [--pest] [--] &lt;name&gt;</text:p>
      </text:section>
      <text:section text:style-name="Sect1" text:name="makelistener">
        <text:h text:style-name="Heading_20_2" text:outline-level="2"><text:a xlink:type="simple" xlink:href="https://artisan.page/#makelistener" text:style-name="Internet_20_link" text:visited-style-name="Visited_20_Internet_20_Link">make:listener</text:a></text:h>
        <text:h text:style-name="Heading_20_3" text:outline-level="3">Create a new event listener class </text:h>
        <text:p text:style-name="Text_20_body">Options</text:p>
        <text:list xml:id="list1141576734" text:style-name="L41">
          <text:list-item>
            <text:p text:style-name="P119"><text:span text:style-name="Source_20_Text">event</text:span> - The event class being listened for Optional</text:p>
          </text:list-item>
          <text:list-item>
            <text:p text:style-name="P119"><text:span text:style-name="Source_20_Text">queued</text:span> - Indicates the event listener should be queued Optional</text:p>
          </text:list-item>
          <text:list-item>
            <text:p text:style-name="P119"><text:span text:style-name="Source_20_Text">test</text:span> - Generate an accompanying PHPUnit test for the Listener Optional</text:p>
          </text:list-item>
          <text:list-item>
            <text:p text:style-name="P42"><text:span text:style-name="Source_20_Text">pest</text:span> - Generate an accompanying Pest test for the Listener Optional</text:p>
          </text:list-item>
        </text:list>
        <text:p text:style-name="Text_20_body">Arguments</text:p>
        <text:list xml:id="list2607765390" text:style-name="L42">
          <text:list-item>
            <text:p text:style-name="P43"><text:span text:style-name="Source_20_Text">name</text:span> - The name of the class Required</text:p>
          </text:list-item>
        </text:list>
        <text:p text:style-name="P1">php artisan make:listener [-e|--event [EVENT]] [--queued] [--test] [--pest] [--] &lt;name&gt;</text:p>
      </text:section>
      <text:section text:style-name="Sect1" text:name="makemail">
        <text:h text:style-name="Heading_20_2" text:outline-level="2"><text:a xlink:type="simple" xlink:href="https://artisan.page/#makemail" text:style-name="Internet_20_link" text:visited-style-name="Visited_20_Internet_20_Link">make:mail</text:a></text:h>
        <text:h text:style-name="Heading_20_3" text:outline-level="3">Create a new email class </text:h>
        <text:p text:style-name="Text_20_body">Options</text:p>
        <text:list xml:id="list2532098209" text:style-name="L43">
          <text:list-item>
            <text:p text:style-name="P120"><text:span text:style-name="Source_20_Text">force</text:span> - Create the class even if the mailable already exists Optional</text:p>
          </text:list-item>
          <text:list-item>
            <text:p text:style-name="P120"><text:span text:style-name="Source_20_Text">markdown</text:span> - Create a new Markdown template for the mailable Optional</text:p>
          </text:list-item>
          <text:list-item>
            <text:p text:style-name="P120"><text:span text:style-name="Source_20_Text">test</text:span> - Generate an accompanying PHPUnit test for the Mail Optional</text:p>
          </text:list-item>
          <text:list-item>
            <text:p text:style-name="P44"><text:span text:style-name="Source_20_Text">pest</text:span> - Generate an accompanying Pest test for the Mail Optional</text:p>
          </text:list-item>
        </text:list>
        <text:p text:style-name="Text_20_body">Arguments</text:p>
        <text:list xml:id="list3321172169" text:style-name="L44">
          <text:list-item>
            <text:p text:style-name="P45"><text:span text:style-name="Source_20_Text">name</text:span> - The name of the class Required</text:p>
          </text:list-item>
        </text:list>
        <text:p text:style-name="P1">php artisan make:mail [-f|--force] [-m|--markdown [MARKDOWN]] [--test] [--pest] [--] &lt;name&gt;</text:p>
      </text:section>
      <text:section text:style-name="Sect1" text:name="makemiddleware">
        <text:h text:style-name="Heading_20_2" text:outline-level="2"><text:a xlink:type="simple" xlink:href="https://artisan.page/#makemiddleware" text:style-name="Internet_20_link" text:visited-style-name="Visited_20_Internet_20_Link">make:middleware</text:a></text:h>
        <text:h text:style-name="Heading_20_3" text:outline-level="3">Create a new middleware class </text:h>
        <text:p text:style-name="Text_20_body">Options</text:p>
        <text:list xml:id="list2518268602" text:style-name="L45">
          <text:list-item>
            <text:p text:style-name="P121"><text:span text:style-name="Source_20_Text">test</text:span> - Generate an accompanying PHPUnit test for the Middleware Optional</text:p>
          </text:list-item>
          <text:list-item>
            <text:p text:style-name="P46"><text:span text:style-name="Source_20_Text">pest</text:span> - Generate an accompanying Pest test for the Middleware Optional</text:p>
          </text:list-item>
        </text:list>
        <text:p text:style-name="Text_20_body"><text:soft-page-break/>Arguments</text:p>
        <text:list xml:id="list809781063" text:style-name="L46">
          <text:list-item>
            <text:p text:style-name="P47"><text:span text:style-name="Source_20_Text">name</text:span> - The name of the class Required</text:p>
          </text:list-item>
        </text:list>
        <text:p text:style-name="P1">php artisan make:middleware [--test] [--pest] [--] &lt;name&gt;</text:p>
      </text:section>
      <text:section text:style-name="Sect1" text:name="makemigration">
        <text:h text:style-name="Heading_20_2" text:outline-level="2"><text:a xlink:type="simple" xlink:href="https://artisan.page/#makemigration" text:style-name="Internet_20_link" text:visited-style-name="Visited_20_Internet_20_Link">make:migration</text:a></text:h>
        <text:h text:style-name="Heading_20_3" text:outline-level="3">Create a new migration file </text:h>
        <text:p text:style-name="Text_20_body">Options</text:p>
        <text:list xml:id="list2757469004" text:style-name="L47">
          <text:list-item>
            <text:p text:style-name="P122"><text:span text:style-name="Source_20_Text">create</text:span> - The table to be created Optional</text:p>
          </text:list-item>
          <text:list-item>
            <text:p text:style-name="P122"><text:span text:style-name="Source_20_Text">table</text:span> - The table to migrate Optional</text:p>
          </text:list-item>
          <text:list-item>
            <text:p text:style-name="P122"><text:span text:style-name="Source_20_Text">path</text:span> - The location where the migration file should be created Optional</text:p>
          </text:list-item>
          <text:list-item>
            <text:p text:style-name="P122"><text:span text:style-name="Source_20_Text">realpath</text:span> - Indicate any provided migration file paths are pre-resolved absolute paths Optional</text:p>
          </text:list-item>
          <text:list-item>
            <text:p text:style-name="P48"><text:span text:style-name="Source_20_Text">fullpath</text:span> - Output the full path of the migration Optional</text:p>
          </text:list-item>
        </text:list>
        <text:p text:style-name="Text_20_body">Arguments</text:p>
        <text:list xml:id="list4193684542" text:style-name="L48">
          <text:list-item>
            <text:p text:style-name="P49"><text:span text:style-name="Source_20_Text">name</text:span> - The name of the migration Required</text:p>
          </text:list-item>
        </text:list>
        <text:p text:style-name="P1">php artisan make:migration [--create [CREATE]] [--table [TABLE]] [--path [PATH]] [--realpath] [--fullpath] [--] &lt;name&gt;</text:p>
      </text:section>
      <text:section text:style-name="Sect1" text:name="makemodel">
        <text:h text:style-name="Heading_20_2" text:outline-level="2"><text:a xlink:type="simple" xlink:href="https://artisan.page/#makemodel" text:style-name="Internet_20_link" text:visited-style-name="Visited_20_Internet_20_Link">make:model</text:a></text:h>
        <text:h text:style-name="Heading_20_3" text:outline-level="3">Create a new Eloquent model class </text:h>
        <text:p text:style-name="Text_20_body">Options</text:p>
        <text:list xml:id="list2914901767" text:style-name="L49">
          <text:list-item>
            <text:p text:style-name="P123"><text:span text:style-name="Source_20_Text">all</text:span> - Generate a migration, seeder, factory, policy, and resource controller for the model Optional</text:p>
          </text:list-item>
          <text:list-item>
            <text:p text:style-name="P123"><text:span text:style-name="Source_20_Text">controller</text:span> - Create a new controller for the model Optional</text:p>
          </text:list-item>
          <text:list-item>
            <text:p text:style-name="P123"><text:span text:style-name="Source_20_Text">factory</text:span> - Create a new factory for the model Optional</text:p>
          </text:list-item>
          <text:list-item>
            <text:p text:style-name="P123"><text:span text:style-name="Source_20_Text">force</text:span> - Create the class even if the model already exists Optional</text:p>
          </text:list-item>
          <text:list-item>
            <text:p text:style-name="P123"><text:span text:style-name="Source_20_Text">migration</text:span> - Create a new migration file for the model Optional</text:p>
          </text:list-item>
          <text:list-item>
            <text:p text:style-name="P123"><text:span text:style-name="Source_20_Text">morph-pivot</text:span> - Indicates if the generated model should be a custom polymorphic intermediate table model Optional</text:p>
          </text:list-item>
          <text:list-item>
            <text:p text:style-name="P123"><text:span text:style-name="Source_20_Text">policy</text:span> - Create a new policy for the model Optional</text:p>
          </text:list-item>
          <text:list-item>
            <text:p text:style-name="P123"><text:span text:style-name="Source_20_Text">seed</text:span> - Create a new seeder for the model Optional</text:p>
          </text:list-item>
          <text:list-item>
            <text:p text:style-name="P123"><text:span text:style-name="Source_20_Text">pivot</text:span> - Indicates if the generated model should be a custom intermediate table model Optional</text:p>
          </text:list-item>
          <text:list-item>
            <text:p text:style-name="P123"><text:span text:style-name="Source_20_Text">resource</text:span> - Indicates if the generated controller should be a resource controller Optional</text:p>
          </text:list-item>
          <text:list-item>
            <text:p text:style-name="P123"><text:span text:style-name="Source_20_Text">api</text:span> - Indicates if the generated controller should be an API controller Optional</text:p>
          </text:list-item>
          <text:list-item>
            <text:p text:style-name="P123"><text:span text:style-name="Source_20_Text">requests</text:span> - Create new form request classes and use them in the resource controller Optional</text:p>
          </text:list-item>
          <text:list-item>
            <text:p text:style-name="P123"><text:span text:style-name="Source_20_Text">test</text:span> - Generate an accompanying PHPUnit test for the Model Optional</text:p>
          </text:list-item>
          <text:list-item>
            <text:p text:style-name="P50"><text:soft-page-break/><text:span text:style-name="Source_20_Text">pest</text:span> - Generate an accompanying Pest test for the Model Optional</text:p>
          </text:list-item>
        </text:list>
        <text:p text:style-name="Text_20_body">Arguments</text:p>
        <text:list xml:id="list2473821045" text:style-name="L50">
          <text:list-item>
            <text:p text:style-name="P51"><text:span text:style-name="Source_20_Text">name</text:span> - The name of the class Required</text:p>
          </text:list-item>
        </text:list>
        <text:p text:style-name="P1">php artisan make:model [-a|--all] [-c|--controller] [-f|--factory] [--force] [-m|--migration] [--morph-pivot] [--policy] [-s|--seed] [-p|--pivot] [-r|--resource] [--api] [-R|--requests] [--test] [--pest] [--] &lt;name&gt;</text:p>
      </text:section>
      <text:section text:style-name="Sect1" text:name="makenotification">
        <text:h text:style-name="Heading_20_2" text:outline-level="2"><text:a xlink:type="simple" xlink:href="https://artisan.page/#makenotification" text:style-name="Internet_20_link" text:visited-style-name="Visited_20_Internet_20_Link">make:notification</text:a></text:h>
        <text:h text:style-name="Heading_20_3" text:outline-level="3">Create a new notification class </text:h>
        <text:p text:style-name="Text_20_body">Options</text:p>
        <text:list xml:id="list3951577087" text:style-name="L51">
          <text:list-item>
            <text:p text:style-name="P124"><text:span text:style-name="Source_20_Text">force</text:span> - Create the class even if the notification already exists Optional</text:p>
          </text:list-item>
          <text:list-item>
            <text:p text:style-name="P124"><text:span text:style-name="Source_20_Text">markdown</text:span> - Create a new Markdown template for the notification Optional</text:p>
          </text:list-item>
          <text:list-item>
            <text:p text:style-name="P124"><text:span text:style-name="Source_20_Text">test</text:span> - Generate an accompanying PHPUnit test for the Notification Optional</text:p>
          </text:list-item>
          <text:list-item>
            <text:p text:style-name="P52"><text:span text:style-name="Source_20_Text">pest</text:span> - Generate an accompanying Pest test for the Notification Optional</text:p>
          </text:list-item>
        </text:list>
        <text:p text:style-name="Text_20_body">Arguments</text:p>
        <text:list xml:id="list2143442125" text:style-name="L52">
          <text:list-item>
            <text:p text:style-name="P53"><text:span text:style-name="Source_20_Text">name</text:span> - The name of the class Required</text:p>
          </text:list-item>
        </text:list>
        <text:p text:style-name="P1">php artisan make:notification [-f|--force] [-m|--markdown [MARKDOWN]] [--test] [--pest] [--] &lt;name&gt;</text:p>
      </text:section>
      <text:section text:style-name="Sect1" text:name="makeobserver">
        <text:h text:style-name="Heading_20_2" text:outline-level="2"><text:a xlink:type="simple" xlink:href="https://artisan.page/#makeobserver" text:style-name="Internet_20_link" text:visited-style-name="Visited_20_Internet_20_Link">make:observer</text:a></text:h>
        <text:h text:style-name="Heading_20_3" text:outline-level="3">Create a new observer class </text:h>
        <text:p text:style-name="Text_20_body">Options</text:p>
        <text:list xml:id="list875911765" text:style-name="L53">
          <text:list-item>
            <text:p text:style-name="P54"><text:span text:style-name="Source_20_Text">model</text:span> - The model that the observer applies to. Optional</text:p>
          </text:list-item>
        </text:list>
        <text:p text:style-name="Text_20_body">Arguments</text:p>
        <text:list xml:id="list3750591911" text:style-name="L54">
          <text:list-item>
            <text:p text:style-name="P55"><text:span text:style-name="Source_20_Text">name</text:span> - The name of the class Required</text:p>
          </text:list-item>
        </text:list>
        <text:p text:style-name="P1">php artisan make:observer [-m|--model [MODEL]] [--] &lt;name&gt;</text:p>
      </text:section>
      <text:section text:style-name="Sect1" text:name="makepolicy">
        <text:h text:style-name="Heading_20_2" text:outline-level="2"><text:a xlink:type="simple" xlink:href="https://artisan.page/#makepolicy" text:style-name="Internet_20_link" text:visited-style-name="Visited_20_Internet_20_Link">make:policy</text:a></text:h>
        <text:h text:style-name="Heading_20_3" text:outline-level="3">Create a new policy class </text:h>
        <text:p text:style-name="Text_20_body">Options</text:p>
        <text:list xml:id="list3184319114" text:style-name="L55">
          <text:list-item>
            <text:p text:style-name="P125"><text:span text:style-name="Source_20_Text">model</text:span> - The model that the policy applies to Optional</text:p>
          </text:list-item>
          <text:list-item>
            <text:p text:style-name="P56"><text:span text:style-name="Source_20_Text">guard</text:span> - The guard that the policy relies on Optional</text:p>
          </text:list-item>
        </text:list>
        <text:p text:style-name="Text_20_body">Arguments</text:p>
        <text:list xml:id="list4188916459" text:style-name="L56">
          <text:list-item>
            <text:p text:style-name="P57"><text:span text:style-name="Source_20_Text">name</text:span> - The name of the class Required</text:p>
          </text:list-item>
        </text:list>
        <text:p text:style-name="P1"><text:soft-page-break/>php artisan make:policy [-m|--model [MODEL]] [-g|--guard [GUARD]] [--] &lt;name&gt;</text:p>
      </text:section>
      <text:section text:style-name="Sect1" text:name="makeprovider">
        <text:h text:style-name="Heading_20_2" text:outline-level="2"><text:a xlink:type="simple" xlink:href="https://artisan.page/#makeprovider" text:style-name="Internet_20_link" text:visited-style-name="Visited_20_Internet_20_Link">make:provider</text:a></text:h>
        <text:h text:style-name="Heading_20_3" text:outline-level="3">Create a new service provider class </text:h>
        <text:p text:style-name="Text_20_body">Arguments</text:p>
        <text:list xml:id="list1082511607" text:style-name="L57">
          <text:list-item>
            <text:p text:style-name="P58"><text:span text:style-name="Source_20_Text">name</text:span> - The name of the class Required</text:p>
          </text:list-item>
        </text:list>
        <text:p text:style-name="P1">php artisan make:provider &lt;name&gt;</text:p>
      </text:section>
      <text:section text:style-name="Sect1" text:name="makerequest">
        <text:h text:style-name="Heading_20_2" text:outline-level="2"><text:a xlink:type="simple" xlink:href="https://artisan.page/#makerequest" text:style-name="Internet_20_link" text:visited-style-name="Visited_20_Internet_20_Link">make:request</text:a></text:h>
        <text:h text:style-name="Heading_20_3" text:outline-level="3">Create a new form request class </text:h>
        <text:p text:style-name="Text_20_body">Arguments</text:p>
        <text:list xml:id="list44697310" text:style-name="L58">
          <text:list-item>
            <text:p text:style-name="P59"><text:span text:style-name="Source_20_Text">name</text:span> - The name of the class Required</text:p>
          </text:list-item>
        </text:list>
        <text:p text:style-name="P1">php artisan make:request &lt;name&gt;</text:p>
      </text:section>
      <text:section text:style-name="Sect1" text:name="makeresource">
        <text:h text:style-name="Heading_20_2" text:outline-level="2"><text:a xlink:type="simple" xlink:href="https://artisan.page/#makeresource" text:style-name="Internet_20_link" text:visited-style-name="Visited_20_Internet_20_Link">make:resource</text:a></text:h>
        <text:h text:style-name="Heading_20_3" text:outline-level="3">Create a new resource </text:h>
        <text:p text:style-name="Text_20_body">Options</text:p>
        <text:list xml:id="list2321500377" text:style-name="L59">
          <text:list-item>
            <text:p text:style-name="P60"><text:span text:style-name="Source_20_Text">collection</text:span> - Create a resource collection Optional</text:p>
          </text:list-item>
        </text:list>
        <text:p text:style-name="Text_20_body">Arguments</text:p>
        <text:list xml:id="list2996109893" text:style-name="L60">
          <text:list-item>
            <text:p text:style-name="P61"><text:span text:style-name="Source_20_Text">name</text:span> - The name of the class Required</text:p>
          </text:list-item>
        </text:list>
        <text:p text:style-name="P1">php artisan make:resource [-c|--collection] [--] &lt;name&gt;</text:p>
      </text:section>
      <text:section text:style-name="Sect1" text:name="makerule">
        <text:h text:style-name="Heading_20_2" text:outline-level="2"><text:a xlink:type="simple" xlink:href="https://artisan.page/#makerule" text:style-name="Internet_20_link" text:visited-style-name="Visited_20_Internet_20_Link">make:rule</text:a></text:h>
        <text:h text:style-name="Heading_20_3" text:outline-level="3">Create a new validation rule </text:h>
        <text:p text:style-name="Text_20_body">Options</text:p>
        <text:list xml:id="list3629860124" text:style-name="L61">
          <text:list-item>
            <text:p text:style-name="P62"><text:span text:style-name="Source_20_Text">implicit</text:span> - Generate an implicit rule. Optional</text:p>
          </text:list-item>
        </text:list>
        <text:p text:style-name="Text_20_body">Arguments</text:p>
        <text:list xml:id="list400967867" text:style-name="L62">
          <text:list-item>
            <text:p text:style-name="P63"><text:span text:style-name="Source_20_Text">name</text:span> - The name of the class Required</text:p>
          </text:list-item>
        </text:list>
        <text:p text:style-name="P1">php artisan make:rule [-i|--implicit] [--] &lt;name&gt;</text:p>
      </text:section>
      <text:section text:style-name="Sect1" text:name="makescope">
        <text:h text:style-name="Heading_20_2" text:outline-level="2"><text:soft-page-break/><text:a xlink:type="simple" xlink:href="https://artisan.page/#makescope" text:style-name="Internet_20_link" text:visited-style-name="Visited_20_Internet_20_Link">make:scope</text:a></text:h>
        <text:h text:style-name="Heading_20_3" text:outline-level="3">Create a new scope class </text:h>
        <text:p text:style-name="Text_20_body">Arguments</text:p>
        <text:list xml:id="list531013985" text:style-name="L63">
          <text:list-item>
            <text:p text:style-name="P64"><text:span text:style-name="Source_20_Text">name</text:span> - The name of the class Required</text:p>
          </text:list-item>
        </text:list>
        <text:p text:style-name="P1">php artisan make:scope &lt;name&gt;</text:p>
      </text:section>
      <text:section text:style-name="Sect1" text:name="makeseeder">
        <text:h text:style-name="Heading_20_2" text:outline-level="2"><text:a xlink:type="simple" xlink:href="https://artisan.page/#makeseeder" text:style-name="Internet_20_link" text:visited-style-name="Visited_20_Internet_20_Link">make:seeder</text:a></text:h>
        <text:h text:style-name="Heading_20_3" text:outline-level="3">Create a new seeder class </text:h>
        <text:p text:style-name="Text_20_body">Arguments</text:p>
        <text:list xml:id="list1203356330" text:style-name="L64">
          <text:list-item>
            <text:p text:style-name="P65"><text:span text:style-name="Source_20_Text">name</text:span> - The name of the class Required</text:p>
          </text:list-item>
        </text:list>
        <text:p text:style-name="P1">php artisan make:seeder &lt;name&gt;</text:p>
      </text:section>
      <text:section text:style-name="Sect1" text:name="maketest">
        <text:h text:style-name="Heading_20_2" text:outline-level="2"><text:a xlink:type="simple" xlink:href="https://artisan.page/#maketest" text:style-name="Internet_20_link" text:visited-style-name="Visited_20_Internet_20_Link">make:test</text:a></text:h>
        <text:h text:style-name="Heading_20_3" text:outline-level="3">Create a new test class </text:h>
        <text:p text:style-name="Text_20_body">Options</text:p>
        <text:list xml:id="list3385899301" text:style-name="L65">
          <text:list-item>
            <text:p text:style-name="P126"><text:span text:style-name="Source_20_Text">unit</text:span> - Create a unit test. Optional</text:p>
          </text:list-item>
          <text:list-item>
            <text:p text:style-name="P66"><text:span text:style-name="Source_20_Text">pest</text:span> - Create a Pest test. Optional</text:p>
          </text:list-item>
        </text:list>
        <text:p text:style-name="Text_20_body">Arguments</text:p>
        <text:list xml:id="list2519682553" text:style-name="L66">
          <text:list-item>
            <text:p text:style-name="P67"><text:span text:style-name="Source_20_Text">name</text:span> - The name of the class Required</text:p>
          </text:list-item>
        </text:list>
        <text:p text:style-name="P1">php artisan make:test [-u|--unit] [-p|--pest] [--] &lt;name&gt;</text:p>
      </text:section>
      <text:section text:style-name="Sect1" text:name="migratefresh">
        <text:h text:style-name="Heading_20_2" text:outline-level="2"><text:a xlink:type="simple" xlink:href="https://artisan.page/#migratefresh" text:style-name="Internet_20_link" text:visited-style-name="Visited_20_Internet_20_Link">migrate:fresh</text:a></text:h>
        <text:h text:style-name="Heading_20_3" text:outline-level="3">Drop all tables and re-run all migrations </text:h>
        <text:p text:style-name="Text_20_body">Options</text:p>
        <text:list xml:id="list59606123" text:style-name="L67">
          <text:list-item>
            <text:p text:style-name="P127"><text:span text:style-name="Source_20_Text">database</text:span> - The database connection to use Optional</text:p>
          </text:list-item>
          <text:list-item>
            <text:p text:style-name="P127"><text:span text:style-name="Source_20_Text">drop-views</text:span> - Drop all tables and views Optional</text:p>
          </text:list-item>
          <text:list-item>
            <text:p text:style-name="P127"><text:span text:style-name="Source_20_Text">drop-types</text:span> - Drop all tables and types (Postgres only) Optional</text:p>
          </text:list-item>
          <text:list-item>
            <text:p text:style-name="P127"><text:span text:style-name="Source_20_Text">force</text:span> - Force the operation to run when in production Optional</text:p>
          </text:list-item>
          <text:list-item>
            <text:p text:style-name="P127"><text:span text:style-name="Source_20_Text">path</text:span> - The path(s) to the migrations files to be executed Optional</text:p>
          </text:list-item>
          <text:list-item>
            <text:p text:style-name="P127"><text:span text:style-name="Source_20_Text">realpath</text:span> - Indicate any provided migration file paths are pre-resolved absolute paths Optional</text:p>
          </text:list-item>
          <text:list-item>
            <text:p text:style-name="P127"><text:span text:style-name="Source_20_Text">schema-path</text:span> - The path to a schema dump file Optional</text:p>
          </text:list-item>
          <text:list-item>
            <text:p text:style-name="P127"><text:span text:style-name="Source_20_Text">seed</text:span> - Indicates if the seed task should be re-run Optional</text:p>
          </text:list-item>
          <text:list-item>
            <text:p text:style-name="P127"><text:span text:style-name="Source_20_Text">seeder</text:span> - The class name of the root seeder Optional</text:p>
          </text:list-item>
          <text:list-item>
            <text:p text:style-name="P68"><text:soft-page-break/><text:span text:style-name="Source_20_Text">step</text:span> - Force the migrations to be run so they can be rolled back individually Optional</text:p>
          </text:list-item>
        </text:list>
        <text:p text:style-name="P1">php artisan migrate:fresh [--database [DATABASE]] [--drop-views] [--drop-types] [--force] [--path [PATH]] [--realpath] [--schema-path [SCHEMA-PATH]] [--seed] [--seeder [SEEDER]] [--step]</text:p>
      </text:section>
      <text:section text:style-name="Sect1" text:name="migrateinstall">
        <text:h text:style-name="Heading_20_2" text:outline-level="2"><text:a xlink:type="simple" xlink:href="https://artisan.page/#migrateinstall" text:style-name="Internet_20_link" text:visited-style-name="Visited_20_Internet_20_Link">migrate:install</text:a></text:h>
        <text:h text:style-name="Heading_20_3" text:outline-level="3">Create the migration repository </text:h>
        <text:p text:style-name="Text_20_body">Options</text:p>
        <text:list xml:id="list1799315866" text:style-name="L68">
          <text:list-item>
            <text:p text:style-name="P69"><text:span text:style-name="Source_20_Text">database</text:span> - The database connection to use Optional</text:p>
          </text:list-item>
        </text:list>
        <text:p text:style-name="P1">php artisan migrate:install [--database [DATABASE]]</text:p>
      </text:section>
      <text:section text:style-name="Sect1" text:name="migraterefresh">
        <text:h text:style-name="Heading_20_2" text:outline-level="2"><text:a xlink:type="simple" xlink:href="https://artisan.page/#migraterefresh" text:style-name="Internet_20_link" text:visited-style-name="Visited_20_Internet_20_Link">migrate:refresh</text:a></text:h>
        <text:h text:style-name="Heading_20_3" text:outline-level="3">Reset and re-run all migrations </text:h>
        <text:p text:style-name="Text_20_body">Options</text:p>
        <text:list xml:id="list1983464418" text:style-name="L69">
          <text:list-item>
            <text:p text:style-name="P128"><text:span text:style-name="Source_20_Text">database</text:span> - The database connection to use Optional</text:p>
          </text:list-item>
          <text:list-item>
            <text:p text:style-name="P128"><text:span text:style-name="Source_20_Text">force</text:span> - Force the operation to run when in production Optional</text:p>
          </text:list-item>
          <text:list-item>
            <text:p text:style-name="P128"><text:span text:style-name="Source_20_Text">path</text:span> - The path(s) to the migrations files to be executed Optional</text:p>
          </text:list-item>
          <text:list-item>
            <text:p text:style-name="P128"><text:span text:style-name="Source_20_Text">realpath</text:span> - Indicate any provided migration file paths are pre-resolved absolute paths Optional</text:p>
          </text:list-item>
          <text:list-item>
            <text:p text:style-name="P128"><text:span text:style-name="Source_20_Text">seed</text:span> - Indicates if the seed task should be re-run Optional</text:p>
          </text:list-item>
          <text:list-item>
            <text:p text:style-name="P128"><text:span text:style-name="Source_20_Text">seeder</text:span> - The class name of the root seeder Optional</text:p>
          </text:list-item>
          <text:list-item>
            <text:p text:style-name="P70"><text:span text:style-name="Source_20_Text">step</text:span> - The number of migrations to be reverted &amp; re-run Optional</text:p>
          </text:list-item>
        </text:list>
        <text:p text:style-name="P1">php artisan migrate:refresh [--database [DATABASE]] [--force] [--path [PATH]] [--realpath] [--seed] [--seeder [SEEDER]] [--step [STEP]]</text:p>
      </text:section>
      <text:section text:style-name="Sect1" text:name="migratereset">
        <text:h text:style-name="Heading_20_2" text:outline-level="2"><text:a xlink:type="simple" xlink:href="https://artisan.page/#migratereset" text:style-name="Internet_20_link" text:visited-style-name="Visited_20_Internet_20_Link">migrate:reset</text:a></text:h>
        <text:h text:style-name="Heading_20_3" text:outline-level="3">Rollback all database migrations </text:h>
        <text:p text:style-name="Text_20_body">Options</text:p>
        <text:list xml:id="list923553857" text:style-name="L70">
          <text:list-item>
            <text:p text:style-name="P129"><text:span text:style-name="Source_20_Text">database</text:span> - The database connection to use Optional</text:p>
          </text:list-item>
          <text:list-item>
            <text:p text:style-name="P129"><text:span text:style-name="Source_20_Text">force</text:span> - Force the operation to run when in production Optional</text:p>
          </text:list-item>
          <text:list-item>
            <text:p text:style-name="P129"><text:span text:style-name="Source_20_Text">path</text:span> - The path(s) to the migrations files to be executed Optional</text:p>
          </text:list-item>
          <text:list-item>
            <text:p text:style-name="P129"><text:span text:style-name="Source_20_Text">realpath</text:span> - Indicate any provided migration file paths are pre-resolved absolute paths Optional</text:p>
          </text:list-item>
          <text:list-item>
            <text:p text:style-name="P71"><text:span text:style-name="Source_20_Text">pretend</text:span> - Dump the SQL queries that would be run Optional</text:p>
          </text:list-item>
        </text:list>
        <text:p text:style-name="P1">php artisan migrate:reset [--database [DATABASE]] [--force] [--path [PATH]] [--realpath] [--pretend]</text:p>
      </text:section>
      <text:section text:style-name="Sect1" text:name="migraterollback">
        <text:h text:style-name="Heading_20_2" text:outline-level="2"><text:soft-page-break/><text:a xlink:type="simple" xlink:href="https://artisan.page/#migraterollback" text:style-name="Internet_20_link" text:visited-style-name="Visited_20_Internet_20_Link">migrate:rollback</text:a></text:h>
        <text:h text:style-name="Heading_20_3" text:outline-level="3">Rollback the last database migration </text:h>
        <text:p text:style-name="Text_20_body">Options</text:p>
        <text:list xml:id="list3330503825" text:style-name="L71">
          <text:list-item>
            <text:p text:style-name="P130"><text:span text:style-name="Source_20_Text">database</text:span> - The database connection to use Optional</text:p>
          </text:list-item>
          <text:list-item>
            <text:p text:style-name="P130"><text:span text:style-name="Source_20_Text">force</text:span> - Force the operation to run when in production Optional</text:p>
          </text:list-item>
          <text:list-item>
            <text:p text:style-name="P130"><text:span text:style-name="Source_20_Text">path</text:span> - The path(s) to the migrations files to be executed Optional</text:p>
          </text:list-item>
          <text:list-item>
            <text:p text:style-name="P130"><text:span text:style-name="Source_20_Text">realpath</text:span> - Indicate any provided migration file paths are pre-resolved absolute paths Optional</text:p>
          </text:list-item>
          <text:list-item>
            <text:p text:style-name="P130"><text:span text:style-name="Source_20_Text">pretend</text:span> - Dump the SQL queries that would be run Optional</text:p>
          </text:list-item>
          <text:list-item>
            <text:p text:style-name="P72"><text:span text:style-name="Source_20_Text">step</text:span> - The number of migrations to be reverted Optional</text:p>
          </text:list-item>
        </text:list>
        <text:p text:style-name="P1">php artisan migrate:rollback [--database [DATABASE]] [--force] [--path [PATH]] [--realpath] [--pretend] [--step [STEP]]</text:p>
      </text:section>
      <text:section text:style-name="Sect1" text:name="migratestatus">
        <text:h text:style-name="Heading_20_2" text:outline-level="2"><text:a xlink:type="simple" xlink:href="https://artisan.page/#migratestatus" text:style-name="Internet_20_link" text:visited-style-name="Visited_20_Internet_20_Link">migrate:status</text:a></text:h>
        <text:h text:style-name="Heading_20_3" text:outline-level="3">Show the status of each migration </text:h>
        <text:p text:style-name="Text_20_body">Options</text:p>
        <text:list xml:id="list920602988" text:style-name="L72">
          <text:list-item>
            <text:p text:style-name="P131"><text:span text:style-name="Source_20_Text">database</text:span> - The database connection to use Optional</text:p>
          </text:list-item>
          <text:list-item>
            <text:p text:style-name="P131"><text:span text:style-name="Source_20_Text">path</text:span> - The path(s) to the migrations files to use Optional</text:p>
          </text:list-item>
          <text:list-item>
            <text:p text:style-name="P73"><text:span text:style-name="Source_20_Text">realpath</text:span> - Indicate any provided migration file paths are pre-resolved absolute paths Optional</text:p>
          </text:list-item>
        </text:list>
        <text:p text:style-name="P1">php artisan migrate:status [--database [DATABASE]] [--path [PATH]] [--realpath]</text:p>
      </text:section>
      <text:section text:style-name="Sect1" text:name="modelprune">
        <text:h text:style-name="Heading_20_2" text:outline-level="2"><text:a xlink:type="simple" xlink:href="https://artisan.page/#modelprune" text:style-name="Internet_20_link" text:visited-style-name="Visited_20_Internet_20_Link">model:prune</text:a></text:h>
        <text:h text:style-name="Heading_20_3" text:outline-level="3">Prune models that are no longer needed </text:h>
        <text:p text:style-name="Text_20_body">Options</text:p>
        <text:list xml:id="list1994244353" text:style-name="L73">
          <text:list-item>
            <text:p text:style-name="P132"><text:span text:style-name="Source_20_Text">model</text:span> - Class names of the models to be pruned Optional</text:p>
          </text:list-item>
          <text:list-item>
            <text:p text:style-name="P132"><text:span text:style-name="Source_20_Text">except</text:span> - Class names of the models to be excluded from pruning Optional</text:p>
          </text:list-item>
          <text:list-item>
            <text:p text:style-name="P132"><text:span text:style-name="Source_20_Text">chunk</text:span> - The number of models to retrieve per chunk of models to be deleted Optional</text:p>
          </text:list-item>
          <text:list-item>
            <text:p text:style-name="P74"><text:span text:style-name="Source_20_Text">pretend</text:span> - Display the number of prunable records found instead of deleting them Optional</text:p>
          </text:list-item>
        </text:list>
        <text:p text:style-name="P1">php artisan model:prune [--model [MODEL]] [--except [EXCEPT]] [--chunk [CHUNK]] [--pretend]</text:p>
      </text:section>
      <text:section text:style-name="Sect1" text:name="notificationstable">
        <text:h text:style-name="Heading_20_2" text:outline-level="2"><text:a xlink:type="simple" xlink:href="https://artisan.page/#notificationstable" text:style-name="Internet_20_link" text:visited-style-name="Visited_20_Internet_20_Link">notifications:table</text:a></text:h>
        <text:h text:style-name="Heading_20_3" text:outline-level="3">Create a migration for the notifications table </text:h>
        <text:p text:style-name="P1">php artisan notifications:table</text:p>
      </text:section>
      <text:section text:style-name="Sect1" text:name="optimizeclear">
        <text:h text:style-name="Heading_20_2" text:outline-level="2"><text:soft-page-break/><text:a xlink:type="simple" xlink:href="https://artisan.page/#optimizeclear" text:style-name="Internet_20_link" text:visited-style-name="Visited_20_Internet_20_Link">optimize:clear</text:a></text:h>
        <text:h text:style-name="Heading_20_3" text:outline-level="3">Remove the cached bootstrap files </text:h>
        <text:p text:style-name="P1">php artisan optimize:clear</text:p>
      </text:section>
      <text:section text:style-name="Sect1" text:name="packagediscover">
        <text:h text:style-name="Heading_20_2" text:outline-level="2"><text:a xlink:type="simple" xlink:href="https://artisan.page/#packagediscover" text:style-name="Internet_20_link" text:visited-style-name="Visited_20_Internet_20_Link">package:discover</text:a></text:h>
        <text:h text:style-name="Heading_20_3" text:outline-level="3">Rebuild the cached package manifest </text:h>
        <text:p text:style-name="P1">php artisan package:discover</text:p>
      </text:section>
      <text:section text:style-name="Sect1" text:name="queuebatches-table">
        <text:h text:style-name="Heading_20_2" text:outline-level="2"><text:a xlink:type="simple" xlink:href="https://artisan.page/#queuebatches-table" text:style-name="Internet_20_link" text:visited-style-name="Visited_20_Internet_20_Link">queue:batches-table</text:a></text:h>
        <text:h text:style-name="Heading_20_3" text:outline-level="3">Create a migration for the batches database table </text:h>
        <text:p text:style-name="P1">php artisan queue:batches-table</text:p>
      </text:section>
      <text:section text:style-name="Sect1" text:name="queueclear">
        <text:h text:style-name="Heading_20_2" text:outline-level="2"><text:a xlink:type="simple" xlink:href="https://artisan.page/#queueclear" text:style-name="Internet_20_link" text:visited-style-name="Visited_20_Internet_20_Link">queue:clear</text:a></text:h>
        <text:h text:style-name="Heading_20_3" text:outline-level="3">Delete all of the jobs from the specified queue </text:h>
        <text:p text:style-name="Text_20_body">Options</text:p>
        <text:list xml:id="list3310563868" text:style-name="L74">
          <text:list-item>
            <text:p text:style-name="P133"><text:span text:style-name="Source_20_Text">queue</text:span> - The name of the queue to clear Optional</text:p>
          </text:list-item>
          <text:list-item>
            <text:p text:style-name="P75"><text:span text:style-name="Source_20_Text">force</text:span> - Force the operation to run when in production Optional</text:p>
          </text:list-item>
        </text:list>
        <text:p text:style-name="Text_20_body">Arguments</text:p>
        <text:list xml:id="list3422824327" text:style-name="L75">
          <text:list-item>
            <text:p text:style-name="P76"><text:span text:style-name="Source_20_Text">connection</text:span> - The name of the queue connection to clear Optional</text:p>
          </text:list-item>
        </text:list>
        <text:p text:style-name="P1">php artisan queue:clear [--queue [QUEUE]] [--force] [--] [&lt;connection&gt;]</text:p>
      </text:section>
      <text:section text:style-name="Sect1" text:name="queuefailed">
        <text:h text:style-name="Heading_20_2" text:outline-level="2"><text:a xlink:type="simple" xlink:href="https://artisan.page/#queuefailed" text:style-name="Internet_20_link" text:visited-style-name="Visited_20_Internet_20_Link">queue:failed</text:a></text:h>
        <text:h text:style-name="Heading_20_3" text:outline-level="3">List all of the failed queue jobs </text:h>
        <text:p text:style-name="P1">php artisan queue:failed</text:p>
      </text:section>
      <text:section text:style-name="Sect1" text:name="queuefailed-table">
        <text:h text:style-name="Heading_20_2" text:outline-level="2"><text:a xlink:type="simple" xlink:href="https://artisan.page/#queuefailed-table" text:style-name="Internet_20_link" text:visited-style-name="Visited_20_Internet_20_Link">queue:failed-table</text:a></text:h>
        <text:h text:style-name="Heading_20_3" text:outline-level="3">Create a migration for the failed queue jobs database table </text:h>
        <text:p text:style-name="P1">php artisan queue:failed-table</text:p>
      </text:section>
      <text:section text:style-name="Sect1" text:name="queueflush">
        <text:h text:style-name="Heading_20_2" text:outline-level="2"><text:a xlink:type="simple" xlink:href="https://artisan.page/#queueflush" text:style-name="Internet_20_link" text:visited-style-name="Visited_20_Internet_20_Link">queue:flush</text:a></text:h>
        <text:h text:style-name="Heading_20_3" text:outline-level="3">Flush all of the failed queue jobs </text:h>
        <text:p text:style-name="Text_20_body">Options</text:p>
        <text:list xml:id="list2622837349" text:style-name="L76">
          <text:list-item>
            <text:p text:style-name="P77"><text:soft-page-break/><text:span text:style-name="Source_20_Text">hours</text:span> - The number of hours to retain failed job data Optional</text:p>
          </text:list-item>
        </text:list>
        <text:p text:style-name="P1">php artisan queue:flush [--hours [HOURS]]</text:p>
      </text:section>
      <text:section text:style-name="Sect1" text:name="queueforget">
        <text:h text:style-name="Heading_20_2" text:outline-level="2"><text:a xlink:type="simple" xlink:href="https://artisan.page/#queueforget" text:style-name="Internet_20_link" text:visited-style-name="Visited_20_Internet_20_Link">queue:forget</text:a></text:h>
        <text:h text:style-name="Heading_20_3" text:outline-level="3">Delete a failed queue job </text:h>
        <text:p text:style-name="Text_20_body">Arguments</text:p>
        <text:list xml:id="list2386695899" text:style-name="L77">
          <text:list-item>
            <text:p text:style-name="P78"><text:span text:style-name="Source_20_Text">id</text:span> - The ID of the failed job Required</text:p>
          </text:list-item>
        </text:list>
        <text:p text:style-name="P1">php artisan queue:forget &lt;id&gt;</text:p>
      </text:section>
      <text:section text:style-name="Sect1" text:name="queuelisten">
        <text:h text:style-name="Heading_20_2" text:outline-level="2"><text:a xlink:type="simple" xlink:href="https://artisan.page/#queuelisten" text:style-name="Internet_20_link" text:visited-style-name="Visited_20_Internet_20_Link">queue:listen</text:a></text:h>
        <text:h text:style-name="Heading_20_3" text:outline-level="3">Listen to a given queue </text:h>
        <text:p text:style-name="Text_20_body">Options</text:p>
        <text:list xml:id="list1082978095" text:style-name="L78">
          <text:list-item>
            <text:p text:style-name="P134"><text:span text:style-name="Source_20_Text">name</text:span> - The name of the worker Optional</text:p>
          </text:list-item>
          <text:list-item>
            <text:p text:style-name="P134"><text:span text:style-name="Source_20_Text">delay</text:span> - The number of seconds to delay failed jobs (Deprecated) Optional</text:p>
          </text:list-item>
          <text:list-item>
            <text:p text:style-name="P134"><text:span text:style-name="Source_20_Text">backoff</text:span> - The number of seconds to wait before retrying a job that encountered an uncaught exception Optional</text:p>
          </text:list-item>
          <text:list-item>
            <text:p text:style-name="P134"><text:span text:style-name="Source_20_Text">force</text:span> - Force the worker to run even in maintenance mode Optional</text:p>
          </text:list-item>
          <text:list-item>
            <text:p text:style-name="P134"><text:span text:style-name="Source_20_Text">memory</text:span> - The memory limit in megabytes Optional</text:p>
          </text:list-item>
          <text:list-item>
            <text:p text:style-name="P134"><text:span text:style-name="Source_20_Text">queue</text:span> - The queue to listen on Optional</text:p>
          </text:list-item>
          <text:list-item>
            <text:p text:style-name="P134"><text:span text:style-name="Source_20_Text">sleep</text:span> - Number of seconds to sleep when no job is available Optional</text:p>
          </text:list-item>
          <text:list-item>
            <text:p text:style-name="P134"><text:span text:style-name="Source_20_Text">timeout</text:span> - The number of seconds a child process can run Optional</text:p>
          </text:list-item>
          <text:list-item>
            <text:p text:style-name="P79"><text:span text:style-name="Source_20_Text">tries</text:span> - Number of times to attempt a job before logging it failed Optional</text:p>
          </text:list-item>
        </text:list>
        <text:p text:style-name="Text_20_body">Arguments</text:p>
        <text:list xml:id="list1138710924" text:style-name="L79">
          <text:list-item>
            <text:p text:style-name="P80"><text:span text:style-name="Source_20_Text">connection</text:span> - The name of connection Optional</text:p>
          </text:list-item>
        </text:list>
        <text:p text:style-name="P1">php artisan queue:listen [--name [NAME]] [--delay [DELAY]] [--backoff [BACKOFF]] [--force] [--memory [MEMORY]] [--queue [QUEUE]] [--sleep [SLEEP]] [--timeout [TIMEOUT]] [--tries [TRIES]] [--] [&lt;connection&gt;]</text:p>
      </text:section>
      <text:section text:style-name="Sect1" text:name="queuemonitor">
        <text:h text:style-name="Heading_20_2" text:outline-level="2"><text:a xlink:type="simple" xlink:href="https://artisan.page/#queuemonitor" text:style-name="Internet_20_link" text:visited-style-name="Visited_20_Internet_20_Link">queue:monitor</text:a></text:h>
        <text:h text:style-name="Heading_20_3" text:outline-level="3">Monitor the size of the specified queues </text:h>
        <text:p text:style-name="Text_20_body">Options</text:p>
        <text:list xml:id="list3955885509" text:style-name="L80">
          <text:list-item>
            <text:p text:style-name="P81"><text:span text:style-name="Source_20_Text">max</text:span> - The maximum number of jobs that can be on the queue before an event is dispatched Optional</text:p>
          </text:list-item>
        </text:list>
        <text:p text:style-name="Text_20_body">Arguments</text:p>
        <text:list xml:id="list848497175" text:style-name="L81">
          <text:list-item>
            <text:p text:style-name="P82"><text:span text:style-name="Source_20_Text">queues</text:span> - The names of the queues to monitor Required</text:p>
          </text:list-item>
        </text:list>
        <text:p text:style-name="P1"><text:soft-page-break/>php artisan queue:monitor [--max [MAX]] [--] &lt;queues&gt;</text:p>
      </text:section>
      <text:section text:style-name="Sect1" text:name="queueprune-batches">
        <text:h text:style-name="Heading_20_2" text:outline-level="2"><text:a xlink:type="simple" xlink:href="https://artisan.page/#queueprune-batches" text:style-name="Internet_20_link" text:visited-style-name="Visited_20_Internet_20_Link">queue:prune-batches</text:a></text:h>
        <text:h text:style-name="Heading_20_3" text:outline-level="3">Prune stale entries from the batches database </text:h>
        <text:p text:style-name="Text_20_body">Options</text:p>
        <text:list xml:id="list2572030312" text:style-name="L82">
          <text:list-item>
            <text:p text:style-name="P135"><text:span text:style-name="Source_20_Text">hours</text:span> - The number of hours to retain batch data Optional</text:p>
          </text:list-item>
          <text:list-item>
            <text:p text:style-name="P83"><text:span text:style-name="Source_20_Text">unfinished</text:span> - The number of hours to retain unfinished batch data Optional</text:p>
          </text:list-item>
        </text:list>
        <text:p text:style-name="P1">php artisan queue:prune-batches [--hours [HOURS]] [--unfinished [UNFINISHED]]</text:p>
      </text:section>
      <text:section text:style-name="Sect1" text:name="queueprune-failed">
        <text:h text:style-name="Heading_20_2" text:outline-level="2"><text:a xlink:type="simple" xlink:href="https://artisan.page/#queueprune-failed" text:style-name="Internet_20_link" text:visited-style-name="Visited_20_Internet_20_Link">queue:prune-failed</text:a></text:h>
        <text:h text:style-name="Heading_20_3" text:outline-level="3">Prune stale entries from the failed jobs table </text:h>
        <text:p text:style-name="Text_20_body">Options</text:p>
        <text:list xml:id="list258926251" text:style-name="L83">
          <text:list-item>
            <text:p text:style-name="P84"><text:span text:style-name="Source_20_Text">hours</text:span> - The number of hours to retain failed jobs data Optional</text:p>
          </text:list-item>
        </text:list>
        <text:p text:style-name="P1">php artisan queue:prune-failed [--hours [HOURS]]</text:p>
      </text:section>
      <text:section text:style-name="Sect1" text:name="queuerestart">
        <text:h text:style-name="Heading_20_2" text:outline-level="2"><text:a xlink:type="simple" xlink:href="https://artisan.page/#queuerestart" text:style-name="Internet_20_link" text:visited-style-name="Visited_20_Internet_20_Link">queue:restart</text:a></text:h>
        <text:h text:style-name="Heading_20_3" text:outline-level="3">Restart queue worker daemons after their current job </text:h>
        <text:p text:style-name="P1">php artisan queue:restart</text:p>
      </text:section>
      <text:section text:style-name="Sect1" text:name="queueretry">
        <text:h text:style-name="Heading_20_2" text:outline-level="2"><text:a xlink:type="simple" xlink:href="https://artisan.page/#queueretry" text:style-name="Internet_20_link" text:visited-style-name="Visited_20_Internet_20_Link">queue:retry</text:a></text:h>
        <text:h text:style-name="Heading_20_3" text:outline-level="3">Retry a failed queue job </text:h>
        <text:p text:style-name="Text_20_body">Options</text:p>
        <text:list xml:id="list2211098382" text:style-name="L84">
          <text:list-item>
            <text:p text:style-name="P136"><text:span text:style-name="Source_20_Text">queue</text:span> - Retry all of the failed jobs for the specified queue Optional</text:p>
          </text:list-item>
          <text:list-item>
            <text:p text:style-name="P85"><text:span text:style-name="Source_20_Text">range</text:span> - Range of job IDs (numeric) to be retried Optional</text:p>
          </text:list-item>
        </text:list>
        <text:p text:style-name="Text_20_body">Arguments</text:p>
        <text:list xml:id="list1549523913" text:style-name="L85">
          <text:list-item>
            <text:p text:style-name="P86"><text:span text:style-name="Source_20_Text">id</text:span> - The ID of the failed job or "all" to retry all jobs Optional</text:p>
          </text:list-item>
        </text:list>
        <text:p text:style-name="P1">php artisan queue:retry [--queue [QUEUE]] [--range [RANGE]] [--] [&lt;id&gt;...]</text:p>
      </text:section>
      <text:section text:style-name="Sect1" text:name="queueretry-batch">
        <text:h text:style-name="Heading_20_2" text:outline-level="2"><text:a xlink:type="simple" xlink:href="https://artisan.page/#queueretry-batch" text:style-name="Internet_20_link" text:visited-style-name="Visited_20_Internet_20_Link">queue:retry-batch</text:a></text:h>
        <text:h text:style-name="Heading_20_3" text:outline-level="3">Retry the failed jobs for a batch </text:h>
        <text:p text:style-name="Text_20_body">Arguments</text:p>
        <text:list xml:id="list4014714456" text:style-name="L86">
          <text:list-item>
            <text:p text:style-name="P87"><text:span text:style-name="Source_20_Text">id</text:span> - The ID of the batch whose failed jobs should be retried Required</text:p>
          </text:list-item>
        </text:list>
        <text:p text:style-name="P1"><text:soft-page-break/>php artisan queue:retry-batch &lt;id&gt;</text:p>
      </text:section>
      <text:section text:style-name="Sect1" text:name="queuetable">
        <text:h text:style-name="Heading_20_2" text:outline-level="2"><text:a xlink:type="simple" xlink:href="https://artisan.page/#queuetable" text:style-name="Internet_20_link" text:visited-style-name="Visited_20_Internet_20_Link">queue:table</text:a></text:h>
        <text:h text:style-name="Heading_20_3" text:outline-level="3">Create a migration for the queue jobs database table </text:h>
        <text:p text:style-name="P1">php artisan queue:table</text:p>
      </text:section>
      <text:section text:style-name="Sect1" text:name="queuework">
        <text:h text:style-name="Heading_20_2" text:outline-level="2"><text:a xlink:type="simple" xlink:href="https://artisan.page/#queuework" text:style-name="Internet_20_link" text:visited-style-name="Visited_20_Internet_20_Link">queue:work</text:a></text:h>
        <text:h text:style-name="Heading_20_3" text:outline-level="3">Start processing jobs on the queue as a daemon </text:h>
        <text:p text:style-name="Text_20_body">Options</text:p>
        <text:list xml:id="list2819674658" text:style-name="L87">
          <text:list-item>
            <text:p text:style-name="P137"><text:span text:style-name="Source_20_Text">name</text:span> - The name of the worker Optional</text:p>
          </text:list-item>
          <text:list-item>
            <text:p text:style-name="P137"><text:span text:style-name="Source_20_Text">queue</text:span> - The names of the queues to work Optional</text:p>
          </text:list-item>
          <text:list-item>
            <text:p text:style-name="P137"><text:span text:style-name="Source_20_Text">daemon</text:span> - Run the worker in daemon mode (Deprecated) Optional</text:p>
          </text:list-item>
          <text:list-item>
            <text:p text:style-name="P137"><text:span text:style-name="Source_20_Text">once</text:span> - Only process the next job on the queue Optional</text:p>
          </text:list-item>
          <text:list-item>
            <text:p text:style-name="P137"><text:span text:style-name="Source_20_Text">stop-when-empty</text:span> - Stop when the queue is empty Optional</text:p>
          </text:list-item>
          <text:list-item>
            <text:p text:style-name="P137"><text:span text:style-name="Source_20_Text">delay</text:span> - The number of seconds to delay failed jobs (Deprecated) Optional</text:p>
          </text:list-item>
          <text:list-item>
            <text:p text:style-name="P137"><text:span text:style-name="Source_20_Text">backoff</text:span> - The number of seconds to wait before retrying a job that encountered an uncaught exception Optional</text:p>
          </text:list-item>
          <text:list-item>
            <text:p text:style-name="P137"><text:span text:style-name="Source_20_Text">max-jobs</text:span> - The number of jobs to process before stopping Optional</text:p>
          </text:list-item>
          <text:list-item>
            <text:p text:style-name="P137"><text:span text:style-name="Source_20_Text">max-time</text:span> - The maximum number of seconds the worker should run Optional</text:p>
          </text:list-item>
          <text:list-item>
            <text:p text:style-name="P137"><text:span text:style-name="Source_20_Text">force</text:span> - Force the worker to run even in maintenance mode Optional</text:p>
          </text:list-item>
          <text:list-item>
            <text:p text:style-name="P137"><text:span text:style-name="Source_20_Text">memory</text:span> - The memory limit in megabytes Optional</text:p>
          </text:list-item>
          <text:list-item>
            <text:p text:style-name="P137"><text:span text:style-name="Source_20_Text">sleep</text:span> - Number of seconds to sleep when no job is available Optional</text:p>
          </text:list-item>
          <text:list-item>
            <text:p text:style-name="P137"><text:span text:style-name="Source_20_Text">rest</text:span> - Number of seconds to rest between jobs Optional</text:p>
          </text:list-item>
          <text:list-item>
            <text:p text:style-name="P137"><text:span text:style-name="Source_20_Text">timeout</text:span> - The number of seconds a child process can run Optional</text:p>
          </text:list-item>
          <text:list-item>
            <text:p text:style-name="P88"><text:span text:style-name="Source_20_Text">tries</text:span> - Number of times to attempt a job before logging it failed Optional</text:p>
          </text:list-item>
        </text:list>
        <text:p text:style-name="Text_20_body">Arguments</text:p>
        <text:list xml:id="list3001658143" text:style-name="L88">
          <text:list-item>
            <text:p text:style-name="P89"><text:span text:style-name="Source_20_Text">connection</text:span> - The name of the queue connection to work Optional</text:p>
          </text:list-item>
        </text:list>
        <text:p text:style-name="P1">php artisan queue:work [--name [NAME]] [--queue [QUEUE]] [--daemon] [--once] [--stop-when-empty] [--delay [DELAY]] [--backoff [BACKOFF]] [--max-jobs [MAX-JOBS]] [--max-time [MAX-TIME]] [--force] [--memory [MEMORY]] [--sleep [SLEEP]] [--rest [REST]] [--timeout [TIMEOUT]] [--tries [TRIES]] [--] [&lt;connection&gt;]</text:p>
      </text:section>
      <text:section text:style-name="Sect1" text:name="routecache">
        <text:h text:style-name="Heading_20_2" text:outline-level="2"><text:a xlink:type="simple" xlink:href="https://artisan.page/#routecache" text:style-name="Internet_20_link" text:visited-style-name="Visited_20_Internet_20_Link">route:cache</text:a></text:h>
        <text:h text:style-name="Heading_20_3" text:outline-level="3">Create a route cache file for faster route registration </text:h>
        <text:p text:style-name="P1">php artisan route:cache</text:p>
      </text:section>
      <text:section text:style-name="Sect1" text:name="routeclear">
        <text:h text:style-name="Heading_20_2" text:outline-level="2"><text:soft-page-break/><text:a xlink:type="simple" xlink:href="https://artisan.page/#routeclear" text:style-name="Internet_20_link" text:visited-style-name="Visited_20_Internet_20_Link">route:clear</text:a></text:h>
        <text:h text:style-name="Heading_20_3" text:outline-level="3">Remove the route cache file </text:h>
        <text:p text:style-name="P1">php artisan route:clear</text:p>
      </text:section>
      <text:section text:style-name="Sect1" text:name="routelist">
        <text:h text:style-name="Heading_20_2" text:outline-level="2"><text:a xlink:type="simple" xlink:href="https://artisan.page/#routelist" text:style-name="Internet_20_link" text:visited-style-name="Visited_20_Internet_20_Link">route:list</text:a></text:h>
        <text:h text:style-name="Heading_20_3" text:outline-level="3">List all registered routes </text:h>
        <text:p text:style-name="Text_20_body">Options</text:p>
        <text:list xml:id="list3817804437" text:style-name="L89">
          <text:list-item>
            <text:p text:style-name="P138"><text:span text:style-name="Source_20_Text">json</text:span> - Output the route list as JSON Optional</text:p>
          </text:list-item>
          <text:list-item>
            <text:p text:style-name="P138"><text:span text:style-name="Source_20_Text">method</text:span> - Filter the routes by method Optional</text:p>
          </text:list-item>
          <text:list-item>
            <text:p text:style-name="P138"><text:span text:style-name="Source_20_Text">name</text:span> - Filter the routes by name Optional</text:p>
          </text:list-item>
          <text:list-item>
            <text:p text:style-name="P138"><text:span text:style-name="Source_20_Text">domain</text:span> - Filter the routes by domain Optional</text:p>
          </text:list-item>
          <text:list-item>
            <text:p text:style-name="P138"><text:span text:style-name="Source_20_Text">path</text:span> - Only show routes matching the given path pattern Optional</text:p>
          </text:list-item>
          <text:list-item>
            <text:p text:style-name="P138"><text:span text:style-name="Source_20_Text">except-path</text:span> - Do not display the routes matching the given path pattern Optional</text:p>
          </text:list-item>
          <text:list-item>
            <text:p text:style-name="P138"><text:span text:style-name="Source_20_Text">reverse</text:span> - Reverse the ordering of the routes Optional</text:p>
          </text:list-item>
          <text:list-item>
            <text:p text:style-name="P138"><text:span text:style-name="Source_20_Text">sort</text:span> - The column (domain, method, uri, name, action, middleware) to sort by Optional</text:p>
          </text:list-item>
          <text:list-item>
            <text:p text:style-name="P90"><text:span text:style-name="Source_20_Text">except-vendor</text:span> - Do not display routes defined by vendor packages Optional</text:p>
          </text:list-item>
        </text:list>
        <text:p text:style-name="P1">php artisan route:list [--json] [--method [METHOD]] [--name [NAME]] [--domain [DOMAIN]] [--path [PATH]] [--except-path [EXCEPT-PATH]] [-r|--reverse] [--sort [SORT]] [--except-vendor]</text:p>
      </text:section>
      <text:section text:style-name="Sect1" text:name="sailinstall">
        <text:h text:style-name="Heading_20_2" text:outline-level="2"><text:a xlink:type="simple" xlink:href="https://artisan.page/#sailinstall" text:style-name="Internet_20_link" text:visited-style-name="Visited_20_Internet_20_Link">sail:install</text:a></text:h>
        <text:h text:style-name="Heading_20_3" text:outline-level="3">Install Laravel Sail's default Docker Compose file </text:h>
        <text:p text:style-name="Text_20_body">Options</text:p>
        <text:list xml:id="list1718423609" text:style-name="L90">
          <text:list-item>
            <text:p text:style-name="P139"><text:span text:style-name="Source_20_Text">with</text:span> - The services that should be included in the installation Optional</text:p>
          </text:list-item>
          <text:list-item>
            <text:p text:style-name="P91"><text:span text:style-name="Source_20_Text">devcontainer</text:span> - Create a .devcontainer configuration directory Optional</text:p>
          </text:list-item>
        </text:list>
        <text:p text:style-name="P1">php artisan sail:install [--with [WITH]] [--devcontainer]</text:p>
      </text:section>
      <text:section text:style-name="Sect1" text:name="sailpublish">
        <text:h text:style-name="Heading_20_2" text:outline-level="2"><text:a xlink:type="simple" xlink:href="https://artisan.page/#sailpublish" text:style-name="Internet_20_link" text:visited-style-name="Visited_20_Internet_20_Link">sail:publish</text:a></text:h>
        <text:h text:style-name="Heading_20_3" text:outline-level="3">Publish the Laravel Sail Docker files </text:h>
        <text:p text:style-name="P1">php artisan sail:publish</text:p>
      </text:section>
      <text:section text:style-name="Sect1" text:name="sanctumprune-expired">
        <text:h text:style-name="Heading_20_2" text:outline-level="2"><text:a xlink:type="simple" xlink:href="https://artisan.page/#sanctumprune-expired" text:style-name="Internet_20_link" text:visited-style-name="Visited_20_Internet_20_Link">sanctum:prune-expired</text:a></text:h>
        <text:h text:style-name="Heading_20_3" text:outline-level="3">Prune tokens expired for more than specified number of hours. </text:h>
        <text:p text:style-name="Text_20_body">Options</text:p>
        <text:list xml:id="list1464456550" text:style-name="L91">
          <text:list-item>
            <text:p text:style-name="P92"><text:span text:style-name="Source_20_Text">hours</text:span> - The number of hours to retain expired Sanctum tokens Optional</text:p>
          </text:list-item>
        </text:list>
        <text:p text:style-name="P1"><text:soft-page-break/>php artisan sanctum:prune-expired [--hours [HOURS]]</text:p>
      </text:section>
      <text:section text:style-name="Sect1" text:name="scheduleclear-cache">
        <text:h text:style-name="Heading_20_2" text:outline-level="2"><text:a xlink:type="simple" xlink:href="https://artisan.page/#scheduleclear-cache" text:style-name="Internet_20_link" text:visited-style-name="Visited_20_Internet_20_Link">schedule:clear-cache</text:a></text:h>
        <text:h text:style-name="Heading_20_3" text:outline-level="3">Delete the cached mutex files created by scheduler </text:h>
        <text:p text:style-name="P1">php artisan schedule:clear-cache</text:p>
      </text:section>
      <text:section text:style-name="Sect1" text:name="schedulefinish">
        <text:h text:style-name="Heading_20_2" text:outline-level="2"><text:a xlink:type="simple" xlink:href="https://artisan.page/#schedulefinish" text:style-name="Internet_20_link" text:visited-style-name="Visited_20_Internet_20_Link">schedule:finish</text:a></text:h>
        <text:h text:style-name="Heading_20_3" text:outline-level="3">Handle the completion of a scheduled command </text:h>
        <text:p text:style-name="Text_20_body">Arguments</text:p>
        <text:list xml:id="list926504707" text:style-name="L92">
          <text:list-item>
            <text:p text:style-name="P140"><text:span text:style-name="Source_20_Text">id</text:span> - Required</text:p>
          </text:list-item>
          <text:list-item>
            <text:p text:style-name="P93"><text:span text:style-name="Source_20_Text">code</text:span> - Optional</text:p>
          </text:list-item>
        </text:list>
        <text:p text:style-name="P1">php artisan schedule:finish &lt;id&gt; [&lt;code&gt;]</text:p>
      </text:section>
      <text:section text:style-name="Sect1" text:name="schedulelist">
        <text:h text:style-name="Heading_20_2" text:outline-level="2"><text:a xlink:type="simple" xlink:href="https://artisan.page/#schedulelist" text:style-name="Internet_20_link" text:visited-style-name="Visited_20_Internet_20_Link">schedule:list</text:a></text:h>
        <text:h text:style-name="Heading_20_3" text:outline-level="3">List the scheduled commands </text:h>
        <text:p text:style-name="Text_20_body">Options</text:p>
        <text:list xml:id="list963509577" text:style-name="L93">
          <text:list-item>
            <text:p text:style-name="P94"><text:span text:style-name="Source_20_Text">timezone</text:span> - The timezone that times should be displayed in Optional</text:p>
          </text:list-item>
        </text:list>
        <text:p text:style-name="P1">php artisan schedule:list [--timezone [TIMEZONE]]</text:p>
      </text:section>
      <text:section text:style-name="Sect1" text:name="schedulerun">
        <text:h text:style-name="Heading_20_2" text:outline-level="2"><text:a xlink:type="simple" xlink:href="https://artisan.page/#schedulerun" text:style-name="Internet_20_link" text:visited-style-name="Visited_20_Internet_20_Link">schedule:run</text:a></text:h>
        <text:h text:style-name="Heading_20_3" text:outline-level="3">Run the scheduled commands </text:h>
        <text:p text:style-name="P1">php artisan schedule:run</text:p>
      </text:section>
      <text:section text:style-name="Sect1" text:name="scheduletest">
        <text:h text:style-name="Heading_20_2" text:outline-level="2"><text:a xlink:type="simple" xlink:href="https://artisan.page/#scheduletest" text:style-name="Internet_20_link" text:visited-style-name="Visited_20_Internet_20_Link">schedule:test</text:a></text:h>
        <text:h text:style-name="Heading_20_3" text:outline-level="3">Run a scheduled command </text:h>
        <text:p text:style-name="Text_20_body">Options</text:p>
        <text:list xml:id="list1447391608" text:style-name="L94">
          <text:list-item>
            <text:p text:style-name="P95"><text:span text:style-name="Source_20_Text">name</text:span> - The name of the scheduled command to run Optional</text:p>
          </text:list-item>
        </text:list>
        <text:p text:style-name="P1">php artisan schedule:test [--name [NAME]]</text:p>
      </text:section>
      <text:section text:style-name="Sect1" text:name="schedulework">
        <text:h text:style-name="Heading_20_2" text:outline-level="2"><text:a xlink:type="simple" xlink:href="https://artisan.page/#schedulework" text:style-name="Internet_20_link" text:visited-style-name="Visited_20_Internet_20_Link">schedule:work</text:a></text:h>
        <text:h text:style-name="Heading_20_3" text:outline-level="3">Start the schedule worker </text:h>
        <text:p text:style-name="P1">php artisan schedule:work</text:p>
      </text:section>
      <text:section text:style-name="Sect1" text:name="schemadump">
        <text:h text:style-name="Heading_20_2" text:outline-level="2"><text:soft-page-break/><text:a xlink:type="simple" xlink:href="https://artisan.page/#schemadump" text:style-name="Internet_20_link" text:visited-style-name="Visited_20_Internet_20_Link">schema:dump</text:a></text:h>
        <text:h text:style-name="Heading_20_3" text:outline-level="3">Dump the given database schema </text:h>
        <text:p text:style-name="Text_20_body">Options</text:p>
        <text:list xml:id="list3897643692" text:style-name="L95">
          <text:list-item>
            <text:p text:style-name="P141"><text:span text:style-name="Source_20_Text">database</text:span> - The database connection to use Optional</text:p>
          </text:list-item>
          <text:list-item>
            <text:p text:style-name="P141"><text:span text:style-name="Source_20_Text">path</text:span> - The path where the schema dump file should be stored Optional</text:p>
          </text:list-item>
          <text:list-item>
            <text:p text:style-name="P96"><text:span text:style-name="Source_20_Text">prune</text:span> - Delete all existing migration files Optional</text:p>
          </text:list-item>
        </text:list>
        <text:p text:style-name="P1">php artisan schema:dump [--database [DATABASE]] [--path [PATH]] [--prune]</text:p>
      </text:section>
      <text:section text:style-name="Sect1" text:name="sessiontable">
        <text:h text:style-name="Heading_20_2" text:outline-level="2"><text:a xlink:type="simple" xlink:href="https://artisan.page/#sessiontable" text:style-name="Internet_20_link" text:visited-style-name="Visited_20_Internet_20_Link">session:table</text:a></text:h>
        <text:h text:style-name="Heading_20_3" text:outline-level="3">Create a migration for the session database table </text:h>
        <text:p text:style-name="P1">php artisan session:table</text:p>
      </text:section>
      <text:section text:style-name="Sect1" text:name="storagelink">
        <text:h text:style-name="Heading_20_2" text:outline-level="2"><text:a xlink:type="simple" xlink:href="https://artisan.page/#storagelink" text:style-name="Internet_20_link" text:visited-style-name="Visited_20_Internet_20_Link">storage:link</text:a></text:h>
        <text:h text:style-name="Heading_20_3" text:outline-level="3">Create the symbolic links configured for the application </text:h>
        <text:p text:style-name="Text_20_body">Options</text:p>
        <text:list xml:id="list1281498018" text:style-name="L96">
          <text:list-item>
            <text:p text:style-name="P142"><text:span text:style-name="Source_20_Text">relative</text:span> - Create the symbolic link using relative paths Optional</text:p>
          </text:list-item>
          <text:list-item>
            <text:p text:style-name="P97"><text:span text:style-name="Source_20_Text">force</text:span> - Recreate existing symbolic links Optional</text:p>
          </text:list-item>
        </text:list>
        <text:p text:style-name="P1">php artisan storage:link [--relative] [--force]</text:p>
      </text:section>
      <text:section text:style-name="Sect1" text:name="stubpublish">
        <text:h text:style-name="Heading_20_2" text:outline-level="2"><text:a xlink:type="simple" xlink:href="https://artisan.page/#stubpublish" text:style-name="Internet_20_link" text:visited-style-name="Visited_20_Internet_20_Link">stub:publish</text:a></text:h>
        <text:h text:style-name="Heading_20_3" text:outline-level="3">Publish all stubs that are available for customization </text:h>
        <text:p text:style-name="Text_20_body">Options</text:p>
        <text:list xml:id="list271413117" text:style-name="L97">
          <text:list-item>
            <text:p text:style-name="P98"><text:span text:style-name="Source_20_Text">force</text:span> - Overwrite any existing files Optional</text:p>
          </text:list-item>
        </text:list>
        <text:p text:style-name="P1">php artisan stub:publish [--force]</text:p>
      </text:section>
      <text:section text:style-name="Sect1" text:name="vendorpublish">
        <text:h text:style-name="Heading_20_2" text:outline-level="2"><text:a xlink:type="simple" xlink:href="https://artisan.page/#vendorpublish" text:style-name="Internet_20_link" text:visited-style-name="Visited_20_Internet_20_Link">vendor:publish</text:a></text:h>
        <text:h text:style-name="Heading_20_3" text:outline-level="3">Publish any publishable assets from vendor packages </text:h>
        <text:p text:style-name="Text_20_body">Options</text:p>
        <text:list xml:id="list999611380" text:style-name="L98">
          <text:list-item>
            <text:p text:style-name="P143"><text:span text:style-name="Source_20_Text">force</text:span> - Overwrite any existing files Optional</text:p>
          </text:list-item>
          <text:list-item>
            <text:p text:style-name="P143"><text:span text:style-name="Source_20_Text">all</text:span> - Publish assets for all service providers without prompt Optional</text:p>
          </text:list-item>
          <text:list-item>
            <text:p text:style-name="P143"><text:span text:style-name="Source_20_Text">provider</text:span> - The service provider that has assets you want to publish Optional</text:p>
          </text:list-item>
          <text:list-item>
            <text:p text:style-name="P99"><text:span text:style-name="Source_20_Text">tag</text:span> - One or many tags that have assets you want to publish Optional</text:p>
          </text:list-item>
        </text:list>
        <text:p text:style-name="P1"><text:soft-page-break/>php artisan vendor:publish [--force] [--all] [--provider [PROVIDER]] [--tag [TAG]]</text:p>
      </text:section>
      <text:section text:style-name="Sect1" text:name="viewcache">
        <text:h text:style-name="Heading_20_2" text:outline-level="2"><text:a xlink:type="simple" xlink:href="https://artisan.page/#viewcache" text:style-name="Internet_20_link" text:visited-style-name="Visited_20_Internet_20_Link">view:cache</text:a></text:h>
        <text:h text:style-name="Heading_20_3" text:outline-level="3">Compile all of the application's Blade templates </text:h>
        <text:p text:style-name="P1">php artisan view:cache</text:p>
      </text:section>
      <text:h text:style-name="Heading_20_2" text:outline-level="2"><text:a xlink:type="simple" xlink:href="https://artisan.page/#viewclear" text:style-name="Internet_20_link" text:visited-style-name="Visited_20_Internet_20_Link">view:clear</text:a></text:h>
      <text:h text:style-name="Heading_20_3" text:outline-level="3">Clear all compiled view files </text:h>
      <text:p text:style-name="P1">php artisan view:clear</text:p>
      <text:p text:style-name="Standard"><text:a xlink:type="simple" xlink:href="https://artisan.page/" text:style-name="Internet_20_link" text:visited-style-name="Visited_20_Internet_20_Link">https://artisan.page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2T13:16:11.844047273</meta:creation-date>
    <dc:date>2022-05-12T13:16:36.811466256</dc:date>
    <meta:editing-duration>PT25S</meta:editing-duration>
    <meta:editing-cycles>1</meta:editing-cycles>
    <meta:document-statistic meta:table-count="0" meta:image-count="0" meta:object-count="0" meta:page-count="24" meta:paragraph-count="644" meta:word-count="4623" meta:character-count="27200" meta:non-whitespace-character-count="23617"/>
    <meta:generator>LibreOffice/7.0.4.2$Linux_X86_64 LibreOffice_project/00$Build-2</meta:generator>
  </office:meta>
</office:document-meta>
</file>